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8年(西元2009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4685284.303424" calcext:value-type="float">
            <text:p><text:s/>34,685,284 <text:s/></text:p>
          </table:table-cell>
          <table:table-cell table:style-name="ce42" office:value-type="float" office:value="2847478.824" calcext:value-type="float">
            <text:p><text:s/>2,847,479 <text:s/></text:p>
          </table:table-cell>
          <table:table-cell table:style-name="ce42" office:value-type="float" office:value="28152660.779424" calcext:value-type="float">
            <text:p><text:s/>28,152,661 <text:s/></text:p>
          </table:table-cell>
          <table:table-cell table:style-name="ce42" office:value-type="float" office:value="74178.67" calcext:value-type="float">
            <text:p><text:s/>74,179 <text:s/></text:p>
          </table:table-cell>
          <table:table-cell table:style-name="ce42" office:value-type="float" office:value="3557520.33" calcext:value-type="float">
            <text:p><text:s/>3,557,52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445.7" calcext:value-type="float">
            <text:p><text:s/>53,44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26841.26" calcext:value-type="float">
            <text:p><text:s/>26,84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8.76" calcext:value-type="float">
            <text:p><text:s/>67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162.5" calcext:value-type="float">
            <text:p><text:s/>26,16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831857.549934233" calcext:value-type="float">
            <text:p><text:s/>-831,858 <text:s/></text:p>
          </table:table-cell>
          <table:table-cell table:style-name="ce42" office:value-type="float" office:value="-38961.58" calcext:value-type="float">
            <text:p><text:s/>-38,962 <text:s/></text:p>
          </table:table-cell>
          <table:table-cell table:style-name="ce42" office:value-type="float" office:value="-706680.27010441" calcext:value-type="float">
            <text:p><text:s/>-706,680 <text:s/></text:p>
          </table:table-cell>
          <table:table-cell table:style-name="ce42" office:value-type="float" office:value="-13494.26" calcext:value-type="float">
            <text:p><text:s/>-13,494 <text:s/></text:p>
          </table:table-cell>
          <table:table-cell table:style-name="ce42" office:value-type="float" office:value="-70662.0398298225" calcext:value-type="float">
            <text:p><text:s/>-70,6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2059.4" calcext:value-type="float">
            <text:p><text:s/>-2,0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5490300.5933582" calcext:value-type="float">
            <text:p><text:s/>35,490,301 <text:s/></text:p>
          </table:table-cell>
          <table:table-cell table:style-name="ce43" office:value-type="float" office:value="2886440.404" calcext:value-type="float">
            <text:p><text:s/>2,886,440 <text:s/></text:p>
          </table:table-cell>
          <table:table-cell table:style-name="ce43" office:value-type="float" office:value="28859341.0495284" calcext:value-type="float">
            <text:p><text:s/>28,859,341 <text:s/></text:p>
          </table:table-cell>
          <table:table-cell table:style-name="ce43" office:value-type="float" office:value="86994.17" calcext:value-type="float">
            <text:p><text:s/>86,994 <text:s/></text:p>
          </table:table-cell>
          <table:table-cell table:style-name="ce43" office:value-type="float" office:value="3628182.36982982" calcext:value-type="float">
            <text:p><text:s/>3,628,18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9342.6" calcext:value-type="float">
            <text:p><text:s/>29,343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248524.026534505" calcext:value-type="float">
            <text:p><text:s/>248,524 <text:s/></text:p>
          </table:table-cell>
          <table:table-cell table:style-name="ce43" office:value-type="float" office:value="282003.888" calcext:value-type="float">
            <text:p><text:s/>282,004 <text:s/></text:p>
          </table:table-cell>
          <table:table-cell table:style-name="ce43" office:value-type="float" office:value="123767.212325602" calcext:value-type="float">
            <text:p><text:s/>123,76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82695.6737910973" calcext:value-type="float">
            <text:p><text:s/>-82,696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74551.4" calcext:value-type="float">
            <text:p><text:s/>-74,55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3802948.9202143" calcext:value-type="float">
            <text:p><text:s/>33,802,949 <text:s/></text:p>
          </table:table-cell>
          <table:table-cell table:style-name="ce42" office:value-type="float" office:value="2604436.516" calcext:value-type="float">
            <text:p><text:s/>2,604,437 <text:s/></text:p>
          </table:table-cell>
          <table:table-cell table:style-name="ce42" office:value-type="float" office:value="24830169.9495934" calcext:value-type="float">
            <text:p><text:s/>24,830,1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10878.04362092" calcext:value-type="float">
            <text:p><text:s/>3,710,87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66175.8" calcext:value-type="float">
            <text:p><text:s/>2,266,1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608682.564" calcext:value-type="float">
            <text:p><text:s/>3,608,683 <text:s/></text:p>
          </table:table-cell>
          <table:table-cell table:style-name="ce42" office:value-type="float" office:value="2535002.466" calcext:value-type="float">
            <text:p><text:s/>2,535,002 <text:s/></text:p>
          </table:table-cell>
          <table:table-cell table:style-name="ce42" office:value-type="float" office:value="1073680.098" calcext:value-type="float">
            <text:p><text:s/>1,073,6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2798901.044" calcext:value-type="float">
            <text:p><text:s/>2,798,901 <text:s/></text:p>
          </table:table-cell>
          <table:table-cell table:style-name="ce42" office:value-type="float" office:value="69434.05" calcext:value-type="float">
            <text:p><text:s/>69,434 <text:s/></text:p>
          </table:table-cell>
          <table:table-cell table:style-name="ce42" office:value-type="float" office:value="463291.194" calcext:value-type="float">
            <text:p><text:s/>463,2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66175.8" calcext:value-type="float">
            <text:p><text:s/>2,266,1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9055387.1516537" calcext:value-type="float">
            <text:p><text:s/>19,055,3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508730.2280328" calcext:value-type="float">
            <text:p><text:s/>15,508,7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46656.92362092" calcext:value-type="float">
            <text:p><text:s/>3,546,6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658368.544" calcext:value-type="float">
            <text:p><text:s/>658,3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58368.544" calcext:value-type="float">
            <text:p><text:s/>658,3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681609.61656057" calcext:value-type="float">
            <text:p><text:s/>7,681,61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126099.88556057" calcext:value-type="float">
            <text:p><text:s/>7,126,10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64221.12" calcext:value-type="float">
            <text:p><text:s/>164,22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4569066.1009" calcext:value-type="float">
            <text:p><text:s/>4,569,0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672246.5" calcext:value-type="float">
            <text:p><text:s/>2,672,2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4569066.1009" calcext:value-type="float">
            <text:p><text:s/>4,569,0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672246.5" calcext:value-type="float">
            <text:p><text:s/>2,672,2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698197.6344" calcext:value-type="float">
            <text:p><text:s/>698,19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41151.1992" calcext:value-type="float">
            <text:p><text:s/>341,15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357046.4352" calcext:value-type="float">
            <text:p><text:s/>357,04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3995.982" calcext:value-type="float">
            <text:p><text:s/>13,996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2686.8" calcext:value-type="float">
            <text:p><text:s/>12,68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295700.13110943" calcext:value-type="float">
            <text:p><text:s/>5,295,70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905403.88760943" calcext:value-type="float">
            <text:p><text:s/>3,905,404 <text:s/></text:p>
          </table:table-cell>
          <table:table-cell table:style-name="ce44" office:value-type="float" office:value="86994.17" calcext:value-type="float">
            <text:p><text:s/>86,99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97277.9" calcext:value-type="float">
            <text:p><text:s/>497,27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128899.46110943" calcext:value-type="float">
            <text:p><text:s/>5,128,89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905403.88760943" calcext:value-type="float">
            <text:p><text:s/>3,905,404 <text:s/></text:p>
          </table:table-cell>
          <table:table-cell table:style-name="ce44" office:value-type="float" office:value="32191.4" calcext:value-type="float">
            <text:p><text:s/>32,191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385280" calcext:value-type="float">
            <text:p><text:s/>385,280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128899.46110943" calcext:value-type="float">
            <text:p><text:s/>5,128,89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05403.88760943" calcext:value-type="float">
            <text:p><text:s/>3,905,404 <text:s/></text:p>
          </table:table-cell>
          <table:table-cell table:style-name="ce42" office:value-type="float" office:value="32191.4" calcext:value-type="float">
            <text:p><text:s/>32,1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5280" calcext:value-type="float">
            <text:p><text:s/>385,28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59417.201624598" calcext:value-type="float">
            <text:p><text:s/>159,4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417.201624598" calcext:value-type="float">
            <text:p><text:s/>159,4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93278.757767486" calcext:value-type="float">
            <text:p><text:s/>293,2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3278.757767486" calcext:value-type="float">
            <text:p><text:s/>293,2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897177.67783607" calcext:value-type="float">
            <text:p><text:s/>1,897,1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94572.83783607" calcext:value-type="float">
            <text:p><text:s/>1,894,5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303732.21192763" calcext:value-type="float">
            <text:p><text:s/>1,303,7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03732.21192763" calcext:value-type="float">
            <text:p><text:s/>1,303,7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40134.6022835155" calcext:value-type="float">
            <text:p>( 40,135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0134.6022835155" calcext:value-type="float">
            <text:p>( 40,13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263597.60964411" calcext:value-type="float">
            <text:p>( 1,263,598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63597.60964411" calcext:value-type="float">
            <text:p>( 1,263,59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453699.433043795" calcext:value-type="float">
            <text:p><text:s/>453,69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3699.433043795" calcext:value-type="float">
            <text:p><text:s/>453,6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36308.230432648" calcext:value-type="float">
            <text:p><text:s/>136,3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6308.230432648" calcext:value-type="float">
            <text:p><text:s/>136,3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3437.802432" calcext:value-type="float">
            <text:p><text:s/>3,438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832.962432" calcext:value-type="float">
            <text:p><text:s/>833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452181.48208" calcext:value-type="float">
            <text:p><text:s/>1,452,1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52181.48208" calcext:value-type="float">
            <text:p><text:s/>1,452,1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212572.103296" calcext:value-type="float">
            <text:p><text:s/>1,212,5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12572.103296" calcext:value-type="float">
            <text:p><text:s/>1,212,5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39609.378784" calcext:value-type="float">
            <text:p><text:s/>239,6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9609.378784" calcext:value-type="float">
            <text:p><text:s/>239,6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223624.734396" calcext:value-type="float">
            <text:p><text:s/>1,223,6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34.000896" calcext:value-type="float">
            <text:p><text:s/>2,734 <text:s/></text:p>
          </table:table-cell>
          <table:table-cell table:style-name="ce42" office:value-type="float" office:value="32191.4" calcext:value-type="float">
            <text:p><text:s/>32,1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5280" calcext:value-type="float">
            <text:p><text:s/>385,28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222452.325564" calcext:value-type="float">
            <text:p><text:s/>1,222,4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61.592064" calcext:value-type="float">
            <text:p><text:s/>1,562 <text:s/></text:p>
          </table:table-cell>
          <table:table-cell table:style-name="ce42" office:value-type="float" office:value="32191.4" calcext:value-type="float">
            <text:p><text:s/>32,1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5280" calcext:value-type="float">
            <text:p><text:s/>385,28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172.408832" calcext:value-type="float">
            <text:p><text:s/>1,1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72.408832" calcext:value-type="float">
            <text:p><text:s/>1,1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03219.607405271" calcext:value-type="float">
            <text:p><text:s/>103,2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219.607405271" calcext:value-type="float">
            <text:p><text:s/>103,2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166800.67" calcext:value-type="float">
            <text:p><text:s/>166,80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802.77" calcext:value-type="float">
            <text:p><text:s/>54,80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997.9" calcext:value-type="float">
            <text:p><text:s/>111,99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166800.67" calcext:value-type="float">
            <text:p><text:s/>166,80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802.77" calcext:value-type="float">
            <text:p><text:s/>54,80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997.9" calcext:value-type="float">
            <text:p><text:s/>111,99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0714714.503233" calcext:value-type="float">
            <text:p><text:s/>120,714,7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010609.490638" calcext:value-type="float">
            <text:p><text:s/>102,010,6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04105.0125945" calcext:value-type="float">
            <text:p><text:s/>18,704,1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8211211.428" calcext:value-type="float">
            <text:p><text:s/>88,211,2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759198.4154055" calcext:value-type="float">
            <text:p><text:s/>71,759,1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452013.0125945" calcext:value-type="float">
            <text:p><text:s/>16,452,0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405266.400818" calcext:value-type="float">
            <text:p><text:s/>2,405,2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05266.400818" calcext:value-type="float">
            <text:p><text:s/>2,405,2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0098236.674415" calcext:value-type="float">
            <text:p><text:s/>30,098,2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846144.674415" calcext:value-type="float">
            <text:p><text:s/>27,846,1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52092" calcext:value-type="float">
            <text:p><text:s/>2,252,0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0608128.523155" calcext:value-type="float">
            <text:p><text:s/>20,608,1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37918.523155" calcext:value-type="float">
            <text:p><text:s/>18,737,9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0210" calcext:value-type="float">
            <text:p><text:s/>1,870,2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0608128.523155" calcext:value-type="float">
            <text:p><text:s/>20,608,12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737918.523155" calcext:value-type="float">
            <text:p><text:s/>18,737,91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70210" calcext:value-type="float">
            <text:p><text:s/>1,870,21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8年(西元2009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65282.9570691217" calcext:value-type="float">
            <text:p><text:s/>65,283 <text:s/></text:p>
          </table:table-cell>
          <table:table-cell table:style-name="ce41" office:value-type="float" office:value="14396.4" calcext:value-type="float">
            <text:p><text:s/>14,396 <text:s/></text:p>
          </table:table-cell>
          <table:table-cell table:style-name="ce41" office:value-type="float" office:value="50886.5570691217" calcext:value-type="float">
            <text:p><text:s/>50,887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501456.2696383" calcext:value-type="float">
            <text:p><text:s/>64,501,456 <text:s/></text:p>
          </table:table-cell>
          <table:table-cell table:style-name="ce42" office:value-type="float" office:value="49391033.4" calcext:value-type="float">
            <text:p><text:s/>49,391,0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2052.2126" calcext:value-type="float">
            <text:p><text:s/>252,0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4550.555443" calcext:value-type="float">
            <text:p><text:s/>1,404,55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776318.2225191" calcext:value-type="float">
            <text:p><text:s/>18,776,3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8162.0911" calcext:value-type="float">
            <text:p><text:s/>178,16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47779.88" calcext:value-type="float">
            <text:p><text:s/>1,647,78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54072" calcext:value-type="float">
            <text:p><text:s/>1,754,0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554209.922733" calcext:value-type="float">
            <text:p><text:s/>-554,210 <text:s/></text:p>
          </table:table-cell>
          <table:table-cell table:style-name="ce42" office:value-type="float" office:value="-350624.7" calcext:value-type="float">
            <text:p><text:s/>-350,6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455.990699" calcext:value-type="float">
            <text:p><text:s/>97,45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2942779.0469213" calcext:value-type="float">
            <text:p><text:s/>42,942,779 <text:s/></text:p>
          </table:table-cell>
          <table:table-cell table:style-name="ce43" office:value-type="float" office:value="49756054.5" calcext:value-type="float">
            <text:p><text:s/>49,756,055 <text:s/></text:p>
          </table:table-cell>
          <table:table-cell table:style-name="ce43" office:value-type="float" office:value="50886.5570691217" calcext:value-type="float">
            <text:p><text:s/>50,887 <text:s/></text:p>
          </table:table-cell>
          <table:table-cell table:style-name="ce43" office:value-type="float" office:value="252052.2126" calcext:value-type="float">
            <text:p><text:s/>252,05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28932.473644" calcext:value-type="float">
            <text:p><text:s/>1,128,93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49244.27282" calcext:value-type="float">
            <text:p><text:s/>5,749,2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5097.74282" calcext:value-type="float">
            <text:p><text:s/>195,09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760896.728075919" calcext:value-type="float">
            <text:p><text:s/>-760,897 <text:s/></text:p>
          </table:table-cell>
          <table:table-cell table:style-name="ce43" office:value-type="float" office:value="-151198.2" calcext:value-type="float">
            <text:p><text:s/>-151,19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630.44802812056" calcext:value-type="float">
            <text:p><text:s/>5,63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2408.6" calcext:value-type="float">
            <text:p><text:s/>102,409 <text:s/></text:p>
          </table:table-cell>
          <table:table-cell table:style-name="ce42" office:value-type="float" office:value="234613.596" calcext:value-type="float">
            <text:p><text:s/>234,614 <text:s/></text:p>
          </table:table-cell>
          <table:table-cell table:style-name="ce42" office:value-type="float" office:value="54266.415" calcext:value-type="float">
            <text:p><text:s/>54,266 <text:s/></text:p>
          </table:table-cell>
          <table:table-cell table:style-name="ce42" office:value-type="float" office:value="52459168.2088366" calcext:value-type="float">
            <text:p><text:s/>52,459,168 <text:s/></text:p>
          </table:table-cell>
          <table:table-cell table:style-name="ce42" office:value-type="float" office:value="49907252.7" calcext:value-type="float">
            <text:p><text:s/>49,907,253 <text:s/></text:p>
          </table:table-cell>
          <table:table-cell table:style-name="ce42" office:value-type="float" office:value="50886.5570691217" calcext:value-type="float">
            <text:p><text:s/>50,887 <text:s/></text:p>
          </table:table-cell>
          <table:table-cell table:style-name="ce42" office:value-type="float" office:value="252052.2126" calcext:value-type="float">
            <text:p><text:s/>252,052 <text:s/></text:p>
          </table:table-cell>
          <table:table-cell table:style-name="ce42" office:value-type="float" office:value="21220.8208035667" calcext:value-type="float">
            <text:p><text:s/>21,22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210191.4696691" calcext:value-type="float">
            <text:p><text:s/>50,210,191 <text:s/></text:p>
          </table:table-cell>
          <table:table-cell table:style-name="ce42" office:value-type="float" office:value="49907252.7" calcext:value-type="float">
            <text:p><text:s/>49,907,253 <text:s/></text:p>
          </table:table-cell>
          <table:table-cell table:style-name="ce42" office:value-type="float" office:value="50886.5570691217" calcext:value-type="float">
            <text:p><text:s/>50,887 <text:s/></text:p>
          </table:table-cell>
          <table:table-cell table:style-name="ce42" office:value-type="float" office:value="252052.2126" calcext:value-type="float">
            <text:p><text:s/>252,05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4850.84" calcext:value-type="float">
            <text:p><text:s/>1,454,8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24.48" calcext:value-type="float">
            <text:p><text:s/>12,9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02408.6" calcext:value-type="float">
            <text:p><text:s/>102,409 <text:s/></text:p>
          </table:table-cell>
          <table:table-cell table:style-name="ce43" office:value-type="float" office:value="234613.596" calcext:value-type="float">
            <text:p><text:s/>234,614 <text:s/></text:p>
          </table:table-cell>
          <table:table-cell table:style-name="ce43" office:value-type="float" office:value="54266.415" calcext:value-type="float">
            <text:p><text:s/>54,266 <text:s/></text:p>
          </table:table-cell>
          <table:table-cell table:style-name="ce43" office:value-type="float" office:value="781201.419167485" calcext:value-type="float">
            <text:p><text:s/>781,201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1220.8208035667" calcext:value-type="float">
            <text:p><text:s/>21,22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03922.84" calcext:value-type="float">
            <text:p><text:s/>803,923 <text:s/></text:p>
          </table:table-cell>
          <table:table-cell table:style-name="ce42" office:value-type="float" office:value="949494.9324" calcext:value-type="float">
            <text:p><text:s/>949,495 <text:s/></text:p>
          </table:table-cell>
          <table:table-cell table:style-name="ce42" office:value-type="float" office:value="143401.8285" calcext:value-type="float">
            <text:p><text:s/>143,402 <text:s/></text:p>
          </table:table-cell>
          <table:table-cell table:style-name="ce42" office:value-type="float" office:value="55939327.819156" calcext:value-type="float">
            <text:p><text:s/>55,939,3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76951.2216" calcext:value-type="float">
            <text:p><text:s/>1,376,951 <text:s/></text:p>
          </table:table-cell>
          <table:table-cell table:style-name="ce42" office:value-type="float" office:value="1905155.875359" calcext:value-type="float">
            <text:p><text:s/>1,905,15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803922.84" calcext:value-type="float">
            <text:p><text:s/>803,923 <text:s/></text:p>
          </table:table-cell>
          <table:table-cell table:style-name="ce42" office:value-type="float" office:value="949494.9324" calcext:value-type="float">
            <text:p><text:s/>949,495 <text:s/></text:p>
          </table:table-cell>
          <table:table-cell table:style-name="ce42" office:value-type="float" office:value="143401.8285" calcext:value-type="float">
            <text:p><text:s/>143,402 <text:s/></text:p>
          </table:table-cell>
          <table:table-cell table:style-name="ce42" office:value-type="float" office:value="51403002.2737672" calcext:value-type="float">
            <text:p><text:s/>51,403,00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76951.2216" calcext:value-type="float">
            <text:p><text:s/>1,376,951 <text:s/></text:p>
          </table:table-cell>
          <table:table-cell table:style-name="ce42" office:value-type="float" office:value="1647079.2099702" calcext:value-type="float">
            <text:p><text:s/>1,647,07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536325.5453888" calcext:value-type="float">
            <text:p><text:s/>4,536,32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58076.6653888" calcext:value-type="float">
            <text:p><text:s/>258,07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44985.68" calcext:value-type="float">
            <text:p><text:s/>144,986 <text:s/></text:p>
          </table:table-cell>
          <table:table-cell table:style-name="ce42" office:value-type="float" office:value="511306.1709" calcext:value-type="float">
            <text:p><text:s/>511,306 <text:s/></text:p>
          </table:table-cell>
          <table:table-cell table:style-name="ce42" office:value-type="float" office:value="41905.7835" calcext:value-type="float">
            <text:p><text:s/>41,906 <text:s/></text:p>
          </table:table-cell>
          <table:table-cell table:style-name="ce42" office:value-type="float" office:value="2396619.71828761" calcext:value-type="float">
            <text:p><text:s/>2,396,62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55612.03391904" calcext:value-type="float">
            <text:p><text:s/>1,355,612 <text:s/></text:p>
          </table:table-cell>
          <table:table-cell table:style-name="ce42" office:value-type="float" office:value="42415.8430500247" calcext:value-type="float">
            <text:p><text:s/>42,41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82.72" calcext:value-type="float">
            <text:p><text:s/>1,7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18783.98" calcext:value-type="float">
            <text:p><text:s/>118,784 <text:s/></text:p>
          </table:table-cell>
          <table:table-cell table:style-name="ce42" office:value-type="float" office:value="180461.4357" calcext:value-type="float">
            <text:p><text:s/>180,461 <text:s/></text:p>
          </table:table-cell>
          <table:table-cell table:style-name="ce42" office:value-type="float" office:value="41905.7835" calcext:value-type="float">
            <text:p><text:s/>41,906 <text:s/></text:p>
          </table:table-cell>
          <table:table-cell table:style-name="ce42" office:value-type="float" office:value="16905.84" calcext:value-type="float">
            <text:p><text:s/>16,9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6201.7" calcext:value-type="float">
            <text:p><text:s/>26,202 <text:s/></text:p>
          </table:table-cell>
          <table:table-cell table:style-name="ce42" office:value-type="float" office:value="330844.7352" calcext:value-type="float">
            <text:p><text:s/>330,8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4.72" calcext:value-type="float">
            <text:p><text:s/>2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73786.81633659" calcext:value-type="float">
            <text:p><text:s/>2,373,78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55612.03391904" calcext:value-type="float">
            <text:p><text:s/>1,355,612 <text:s/></text:p>
          </table:table-cell>
          <table:table-cell table:style-name="ce42" office:value-type="float" office:value="40521.321099" calcext:value-type="float">
            <text:p><text:s/>40,52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06.32" calcext:value-type="float">
            <text:p><text:s/>1,9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943.30195102466" calcext:value-type="float">
            <text:p><text:s/>1,94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894.52195102466" calcext:value-type="float">
            <text:p><text:s/>1,89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060.605" calcext:value-type="float">
            <text:p><text:s/>1,061 <text:s/></text:p>
          </table:table-cell>
          <table:table-cell table:style-name="ce44" office:value-type="float" office:value="248.577" calcext:value-type="float">
            <text:p><text:s/>249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56528.56" calcext:value-type="float">
            <text:p><text:s/>556,529 <text:s/></text:p>
          </table:table-cell>
          <table:table-cell table:style-name="ce44" office:value-type="float" office:value="202514.5605" calcext:value-type="float">
            <text:p><text:s/>202,515 <text:s/></text:p>
          </table:table-cell>
          <table:table-cell table:style-name="ce44" office:value-type="float" office:value="46981.053" calcext:value-type="float">
            <text:p><text:s/>46,981 <text:s/></text:p>
          </table:table-cell>
          <table:table-cell table:style-name="ce44" office:value-type="float" office:value="39037971.3942089" calcext:value-type="float">
            <text:p><text:s/>39,037,971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18.36687739127" calcext:value-type="float">
            <text:p><text:s/>118 <text:s/></text:p>
          </table:table-cell>
          <table:table-cell table:style-name="ce44" office:value-type="float" office:value="2790944.31510485" calcext:value-type="float">
            <text:p><text:s/>2,790,94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56528.56" calcext:value-type="float">
            <text:p><text:s/>556,529 <text:s/></text:p>
          </table:table-cell>
          <table:table-cell table:style-name="ce44" office:value-type="float" office:value="202514.5605" calcext:value-type="float">
            <text:p><text:s/>202,515 <text:s/></text:p>
          </table:table-cell>
          <table:table-cell table:style-name="ce44" office:value-type="float" office:value="46981.053" calcext:value-type="float">
            <text:p><text:s/>46,981 <text:s/></text:p>
          </table:table-cell>
          <table:table-cell table:style-name="ce44" office:value-type="float" office:value="18074362.6289518" calcext:value-type="float">
            <text:p><text:s/>18,074,363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18.36687739127" calcext:value-type="float">
            <text:p><text:s/>118 <text:s/></text:p>
          </table:table-cell>
          <table:table-cell table:style-name="ce44" office:value-type="float" office:value="1834388.79113285" calcext:value-type="float">
            <text:p><text:s/>1,834,3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56528.56" calcext:value-type="float">
            <text:p><text:s/>556,529 <text:s/></text:p>
          </table:table-cell>
          <table:table-cell table:style-name="ce42" office:value-type="float" office:value="202514.5605" calcext:value-type="float">
            <text:p><text:s/>202,515 <text:s/></text:p>
          </table:table-cell>
          <table:table-cell table:style-name="ce42" office:value-type="float" office:value="46981.053" calcext:value-type="float">
            <text:p><text:s/>46,981 <text:s/></text:p>
          </table:table-cell>
          <table:table-cell table:style-name="ce42" office:value-type="float" office:value="4040913.17103293" calcext:value-type="float">
            <text:p><text:s/>4,040,9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.36687739127" calcext:value-type="float">
            <text:p><text:s/>118 <text:s/></text:p>
          </table:table-cell>
          <table:table-cell table:style-name="ce42" office:value-type="float" office:value="434124.443214" calcext:value-type="float">
            <text:p><text:s/>434,1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874.614332" calcext:value-type="float">
            <text:p><text:s/>52,8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38.314332" calcext:value-type="float">
            <text:p><text:s/>1,8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9739.630050328" calcext:value-type="float">
            <text:p><text:s/>299,7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47.841511" calcext:value-type="float">
            <text:p><text:s/>6,8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2554.594879507" calcext:value-type="float">
            <text:p><text:s/>512,5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10.831634" calcext:value-type="float">
            <text:p><text:s/>1,0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424.501135" calcext:value-type="float">
            <text:p><text:s/>35,4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43.021135" calcext:value-type="float">
            <text:p><text:s/>1,7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28.377122" calcext:value-type="float">
            <text:p><text:s/>7,0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5.137122" calcext:value-type="float">
            <text:p><text:s/>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1330.009829517" calcext:value-type="float">
            <text:p><text:s/>211,3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65.939752" calcext:value-type="float">
            <text:p><text:s/>1,7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12.164476" calcext:value-type="float">
            <text:p><text:s/>5,6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36.704476" calcext:value-type="float">
            <text:p><text:s/>3,5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604.84" calcext:value-type="float">
            <text:p><text:s/>2,60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07948.00004249" calcext:value-type="float">
            <text:p><text:s/>1,407,94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.36687739127" calcext:value-type="float">
            <text:p><text:s/>118 <text:s/></text:p>
          </table:table-cell>
          <table:table-cell table:style-name="ce42" office:value-type="float" office:value="259183.020924" calcext:value-type="float">
            <text:p><text:s/>259,1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8613.0359816" calcext:value-type="float">
            <text:p><text:s/>1,008,6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995.620128" calcext:value-type="float">
            <text:p><text:s/>30,9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871550.212421657" calcext:value-type="float">
            <text:p>( 871,55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0995.620128" calcext:value-type="float">
            <text:p>( 30,99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36330.343559946" calcext:value-type="float">
            <text:p>( 136,330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32.48" calcext:value-type="float">
            <text:p>( 732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145.331204708" calcext:value-type="float">
            <text:p><text:s/>127,1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.36687739127" calcext:value-type="float">
            <text:p><text:s/>1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097.7520601756" calcext:value-type="float">
            <text:p><text:s/>35,0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2604.84" calcext:value-type="float">
            <text:p><text:s/>2,605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37091.880796" calcext:value-type="float">
            <text:p><text:s/>237,09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28187.400796" calcext:value-type="float">
            <text:p><text:s/>228,1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5575.172988" calcext:value-type="float">
            <text:p><text:s/>185,5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69.912988" calcext:value-type="float">
            <text:p><text:s/>2,0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022.795715" calcext:value-type="float">
            <text:p><text:s/>64,0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15.395715" calcext:value-type="float">
            <text:p><text:s/>1,81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86296.167783" calcext:value-type="float">
            <text:p><text:s/>86,29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5767.047783" calcext:value-type="float">
            <text:p><text:s/>5,7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8964.842759" calcext:value-type="float">
            <text:p><text:s/>288,9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525.602759" calcext:value-type="float">
            <text:p><text:s/>13,5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656.48" calcext:value-type="float">
            <text:p><text:s/>52,6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6308.362759" calcext:value-type="float">
            <text:p><text:s/>236,3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525.602759" calcext:value-type="float">
            <text:p><text:s/>13,5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714.277284" calcext:value-type="float">
            <text:p>( 6,71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499.237284" calcext:value-type="float">
            <text:p>( 6,499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3685.978554" calcext:value-type="float">
            <text:p>( 3,686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541.578554" calcext:value-type="float">
            <text:p>( 1,54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53923.72" calcext:value-type="float">
            <text:p><text:s/>553,924 <text:s/></text:p>
          </table:table-cell>
          <table:table-cell table:style-name="ce42" office:value-type="float" office:value="202514.5605" calcext:value-type="float">
            <text:p><text:s/>202,515 <text:s/></text:p>
          </table:table-cell>
          <table:table-cell table:style-name="ce42" office:value-type="float" office:value="46981.053" calcext:value-type="float">
            <text:p><text:s/>46,981 <text:s/></text:p>
          </table:table-cell>
          <table:table-cell table:style-name="ce42" office:value-type="float" office:value="441274.507425" calcext:value-type="float">
            <text:p><text:s/>441,2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425.361825" calcext:value-type="float">
            <text:p><text:s/>18,4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53923.72" calcext:value-type="float">
            <text:p><text:s/>553,924 <text:s/></text:p>
          </table:table-cell>
          <table:table-cell table:style-name="ce42" office:value-type="float" office:value="202514.5605" calcext:value-type="float">
            <text:p><text:s/>202,515 <text:s/></text:p>
          </table:table-cell>
          <table:table-cell table:style-name="ce42" office:value-type="float" office:value="46981.053" calcext:value-type="float">
            <text:p><text:s/>46,981 <text:s/></text:p>
          </table:table-cell>
          <table:table-cell table:style-name="ce42" office:value-type="float" office:value="380035.51953" calcext:value-type="float">
            <text:p><text:s/>380,0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677.61393" calcext:value-type="float">
            <text:p><text:s/>12,6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238.987895" calcext:value-type="float">
            <text:p><text:s/>61,2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747.747895" calcext:value-type="float">
            <text:p><text:s/>5,7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197.802455" calcext:value-type="float">
            <text:p>( 7,19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238.762455" calcext:value-type="float">
            <text:p>( 3,23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820.245231" calcext:value-type="float">
            <text:p><text:s/>70,8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83.605231" calcext:value-type="float">
            <text:p><text:s/>4,484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9554.495379" calcext:value-type="float">
            <text:p><text:s/>9,55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873.295379" calcext:value-type="float">
            <text:p><text:s/>1,8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096.92700209" calcext:value-type="float">
            <text:p><text:s/>100,0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00.659908" calcext:value-type="float">
            <text:p><text:s/>2,6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676.033731" calcext:value-type="float">
            <text:p><text:s/>31,6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80.483731" calcext:value-type="float">
            <text:p><text:s/>3,8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167.16865" calcext:value-type="float">
            <text:p><text:s/>116,1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3194.08865" calcext:value-type="float">
            <text:p><text:s/>103,1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4.616" calcext:value-type="float">
            <text:p><text:s/>88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036.068359" calcext:value-type="float">
            <text:p><text:s/>74,0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98.178359" calcext:value-type="float">
            <text:p><text:s/>49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9032.238144" calcext:value-type="float">
            <text:p><text:s/>39,03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326761.47319" calcext:value-type="float">
            <text:p><text:s/>11,326,7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5498.83559" calcext:value-type="float">
            <text:p><text:s/>85,4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289.6" calcext:value-type="float">
            <text:p><text:s/>76,2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78546.11319" calcext:value-type="float">
            <text:p><text:s/>10,978,5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5498.83559" calcext:value-type="float">
            <text:p><text:s/>85,4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071.04" calcext:value-type="float">
            <text:p><text:s/>24,0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7854.72" calcext:value-type="float">
            <text:p><text:s/>247,85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8315.425989" calcext:value-type="float">
            <text:p><text:s/>378,3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.743589" calcext:value-type="float">
            <text:p><text:s/>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203.025989" calcext:value-type="float">
            <text:p><text:s/>59,2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.743589" calcext:value-type="float">
            <text:p><text:s/>2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19112.4" calcext:value-type="float">
            <text:p><text:s/>319,11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2909.66833498" calcext:value-type="float">
            <text:p><text:s/>1,102,9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9274.8783349781" calcext:value-type="float">
            <text:p><text:s/>89,2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6275.558838978" calcext:value-type="float">
            <text:p><text:s/>526,2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9188.0288389781" calcext:value-type="float">
            <text:p><text:s/>89,1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31.64" calcext:value-type="float">
            <text:p><text:s/>5,5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24.3" calcext:value-type="float">
            <text:p><text:s/>10,8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30.84" calcext:value-type="float">
            <text:p><text:s/>9,63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95.18" calcext:value-type="float">
            <text:p><text:s/>6,4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5395.24" calcext:value-type="float">
            <text:p><text:s/>415,3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8756.909496" calcext:value-type="float">
            <text:p><text:s/>128,75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86.849496" calcext:value-type="float">
            <text:p><text:s/>87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225462.89040488" calcext:value-type="float">
            <text:p><text:s/>1,225,463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25462.89040488" calcext:value-type="float">
            <text:p><text:s/>1,225,4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963608.7652572" calcext:value-type="float">
            <text:p><text:s/>20,963,6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56555.523972" calcext:value-type="float">
            <text:p><text:s/>956,5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963608.7652572" calcext:value-type="float">
            <text:p><text:s/>20,963,6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56555.523972" calcext:value-type="float">
            <text:p><text:s/>956,5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7549098.503972" calcext:value-type="float">
            <text:p>( 17,549,09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956555.523972" calcext:value-type="float">
            <text:p>( 956,55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56146.698473" calcext:value-type="float">
            <text:p><text:s/>9,356,1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028.202683" calcext:value-type="float">
            <text:p><text:s/>110,0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26430.248" calcext:value-type="float">
            <text:p><text:s/>6,126,43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182.232497" calcext:value-type="float">
            <text:p><text:s/>37,1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92534.217976" calcext:value-type="float">
            <text:p><text:s/>3,192,5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028.202683" calcext:value-type="float">
            <text:p><text:s/>110,0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18723.293724" calcext:value-type="float">
            <text:p><text:s/>1,818,7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818723.293724" calcext:value-type="float">
            <text:p><text:s/>1,818,72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8年(西元2009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13591.52" calcext:value-type="float">
            <text:p><text:s/>10,913,5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250.993109039" calcext:value-type="float">
            <text:p><text:s/>118,251 <text:s/></text:p>
          </table:table-cell>
          <table:table-cell table:number-columns-repeated="2" table:style-name="ce42" office:value-type="float" office:value="4346209.14" calcext:value-type="float">
            <text:p><text:s/>4,346,20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87811.2" calcext:value-type="float">
            <text:p><text:s/>2,587,81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754072" calcext:value-type="float">
            <text:p><text:s/>1,754,07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86925.44" calcext:value-type="float">
            <text:p><text:s/>-186,925 <text:s/></text:p>
          </table:table-cell>
          <table:table-cell table:number-columns-repeated="2" table:style-name="ce42" office:value-type="float" office:value="55511.274" calcext:value-type="float">
            <text:p><text:s/>55,5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18852.8" calcext:value-type="float">
            <text:p><text:s/>-118,853 <text:s/></text:p>
          </table:table-cell>
          <table:table-cell table:style-name="ce42" office:value-type="float" office:value="-1126.25" calcext:value-type="float">
            <text:p><text:s/>-1,12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982265.966891" calcext:value-type="float">
            <text:p><text:s/>10,982,266 <text:s/></text:p>
          </table:table-cell>
          <table:table-cell table:number-columns-repeated="2" table:style-name="ce43" office:value-type="float" office:value="-4401720.414" calcext:value-type="float">
            <text:p><text:s/>-4,401,72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4223030.4" calcext:value-type="float">
            <text:p><text:s/>-4,223,030 <text:s/></text:p>
          </table:table-cell>
          <table:table-cell table:style-name="ce43" office:value-type="float" office:value="1126.25" calcext:value-type="float">
            <text:p><text:s/>1,12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73071.68" calcext:value-type="float">
            <text:p><text:s/>3,473,072 <text:s/></text:p>
          </table:table-cell>
          <table:table-cell table:number-columns-repeated="2" table:style-name="ce42" office:value-type="float" office:value="93816.84" calcext:value-type="float">
            <text:p><text:s/>93,8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5.2" calcext:value-type="float">
            <text:p><text:s/>1,275 <text:s/></text:p>
          </table:table-cell>
          <table:table-cell table:style-name="ce42" office:value-type="float" office:value="9995.2" calcext:value-type="float">
            <text:p><text:s/>9,995 <text:s/></text:p>
          </table:table-cell>
          <table:table-cell table:style-name="ce42" office:value-type="float" office:value="10.2" calcext:value-type="float">
            <text:p><text:s/>1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83048.8131090393" calcext:value-type="float">
            <text:p><text:s/>-83,049 <text:s/></text:p>
          </table:table-cell>
          <table:table-cell table:number-columns-repeated="2" table:style-name="ce43" office:value-type="float" office:value="-93388.152" calcext:value-type="float">
            <text:p><text:s/>-93,38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1275.2" calcext:value-type="float">
            <text:p><text:s/>-1,275 <text:s/></text:p>
          </table:table-cell>
          <table:table-cell table:style-name="ce43" office:value-type="float" office:value="21231.2" calcext:value-type="float">
            <text:p><text:s/>21,231 <text:s/></text:p>
          </table:table-cell>
          <table:table-cell table:style-name="ce43" office:value-type="float" office:value="-7650.85" calcext:value-type="float">
            <text:p><text:s/>-7,65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00299.88" calcext:value-type="float">
            <text:p><text:s/>9,000,300 <text:s/></text:p>
          </table:table-cell>
          <table:table-cell table:number-columns-repeated="2" table:style-name="ce42" office:value-type="float" office:value="11968852.662" calcext:value-type="float">
            <text:p><text:s/>11,968,85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98682.4" calcext:value-type="float">
            <text:p><text:s/>4,498,68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00299.88" calcext:value-type="float">
            <text:p><text:s/>9,000,300 <text:s/></text:p>
          </table:table-cell>
          <table:table-cell table:number-columns-repeated="2" table:style-name="ce42" office:value-type="float" office:value="7949983.878" calcext:value-type="float">
            <text:p><text:s/>7,949,98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98682.4" calcext:value-type="float">
            <text:p><text:s/>4,498,68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4018868.784" calcext:value-type="float">
            <text:p><text:s/>4,018,86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96.1" calcext:value-type="float">
            <text:p><text:s/>3,8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79.64" calcext:value-type="float">
            <text:p><text:s/>1,9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06.32" calcext:value-type="float">
            <text:p><text:s/>1,9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0.14" calcext:value-type="float">
            <text:p><text:s/>1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6592542.98" calcext:value-type="float">
            <text:p><text:s/>16,592,543 <text:s/></text:p>
          </table:table-cell>
          <table:table-cell table:number-columns-repeated="2" table:style-name="ce44" office:value-type="float" office:value="7562807.46" calcext:value-type="float">
            <text:p><text:s/>7,562,807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44425.6" calcext:value-type="float">
            <text:p><text:s/>244,426 <text:s/></text:p>
          </table:table-cell>
          <table:table-cell table:style-name="ce44" office:value-type="float" office:value="8764.35" calcext:value-type="float">
            <text:p><text:s/>8,76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7562807.46" calcext:value-type="float">
            <text:p><text:s/>7,562,807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44425.6" calcext:value-type="float">
            <text:p><text:s/>244,426 <text:s/></text:p>
          </table:table-cell>
          <table:table-cell table:style-name="ce44" office:value-type="float" office:value="8764.35" calcext:value-type="float">
            <text:p><text:s/>8,7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162.78" calcext:value-type="float">
            <text:p><text:s/>6,16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0" calcext:value-type="float">
            <text:p><text:s/>960 <text:s/></text:p>
          </table:table-cell>
          <table:table-cell table:style-name="ce42" office:value-type="float" office:value="149.6" calcext:value-type="float">
            <text:p><text:s/>1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7.3" calcext:value-type="float">
            <text:p><text:s/>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62.84" calcext:value-type="float">
            <text:p><text:s/>7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.12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8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3.66" calcext:value-type="float">
            <text:p><text:s/>1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02" calcext:value-type="float">
            <text:p><text:s/>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4.04" calcext:value-type="float">
            <text:p><text:s/>1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" calcext:value-type="float">
            <text:p><text:s/>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4.04" calcext:value-type="float">
            <text:p><text:s/>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14.04" calcext:value-type="float">
            <text:p>( 1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4" calcext:value-type="float">
            <text:p><text:s/>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0.98" calcext:value-type="float">
            <text:p><text:s/>7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6" calcext:value-type="float">
            <text:p><text:s/>9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0.28" calcext:value-type="float">
            <text:p><text:s/>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20.28" calcext:value-type="float">
            <text:p><text:s/>20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8.28" calcext:value-type="float">
            <text:p><text:s/>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8.92" calcext:value-type="float">
            <text:p><text:s/>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36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9.36" calcext:value-type="float">
            <text:p>( 9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23.86" calcext:value-type="float">
            <text:p><text:s/>2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42.74" calcext:value-type="float">
            <text:p><text:s/>1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1.12" calcext:value-type="float">
            <text:p><text:s/>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.64" calcext:value-type="float">
            <text:p><text:s/>3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4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15.44" calcext:value-type="float">
            <text:p><text:s/>11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93.12" calcext:value-type="float">
            <text:p><text:s/>3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61.66" calcext:value-type="float">
            <text:p><text:s/>2,96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3.65" calcext:value-type="float">
            <text:p><text:s/>1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55.52" calcext:value-type="float">
            <text:p><text:s/>4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6.44" calcext:value-type="float">
            <text:p><text:s/>4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31.5" calcext:value-type="float">
            <text:p><text:s/>33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510028.9004" calcext:value-type="float">
            <text:p><text:s/>7,510,02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289.6" calcext:value-type="float">
            <text:p><text:s/>76,2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76289.6" calcext:value-type="float">
            <text:p><text:s/>76,2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510028.9004" calcext:value-type="float">
            <text:p><text:s/>7,510,0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977.7396" calcext:value-type="float">
            <text:p><text:s/>6,97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4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977.7396" calcext:value-type="float">
            <text:p><text:s/>6,97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4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9638.04" calcext:value-type="float">
            <text:p><text:s/>39,63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7176" calcext:value-type="float">
            <text:p><text:s/>167,176 <text:s/></text:p>
          </table:table-cell>
          <table:table-cell table:style-name="ce42" office:value-type="float" office:value="8611.35" calcext:value-type="float">
            <text:p><text:s/>8,6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4835.65" calcext:value-type="float">
            <text:p><text:s/>4,8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.46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695.48" calcext:value-type="float">
            <text:p><text:s/>7,6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98.02" calcext:value-type="float">
            <text:p><text:s/>2,6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745.42" calcext:value-type="float">
            <text:p><text:s/>26,74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7176" calcext:value-type="float">
            <text:p><text:s/>167,176 <text:s/></text:p>
          </table:table-cell>
          <table:table-cell table:style-name="ce42" office:value-type="float" office:value="3041.3" calcext:value-type="float">
            <text:p><text:s/>3,04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493.66" calcext:value-type="float">
            <text:p><text:s/>2,49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34.4" calcext:value-type="float">
            <text:p><text:s/>734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592542.98" calcext:value-type="float">
            <text:p><text:s/>16,592,5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592542.98" calcext:value-type="float">
            <text:p><text:s/>16,592,5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6592542.98" calcext:value-type="float">
            <text:p>( 16,592,54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8年(西元2009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0835.52" calcext:value-type="float">
            <text:p><text:s/>850,8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8891.2" calcext:value-type="float">
            <text:p><text:s/>268,891 <text:s/></text:p>
          </table:table-cell>
          <table:table-cell table:style-name="ce42" office:value-type="float" office:value="14181" calcext:value-type="float">
            <text:p><text:s/>14,181 <text:s/></text:p>
          </table:table-cell>
          <table:table-cell table:style-name="ce42" office:value-type="float" office:value="1077386.44159526" calcext:value-type="float">
            <text:p><text:s/>1,077,386 <text:s/></text:p>
          </table:table-cell>
          <table:table-cell table:style-name="ce42" office:value-type="float" office:value="35028" calcext:value-type="float">
            <text:p><text:s/>35,028 <text:s/></text:p>
          </table:table-cell>
          <table:table-cell table:style-name="ce42" office:value-type="float" office:value="28877.12" calcext:value-type="float">
            <text:p><text:s/>28,877 <text:s/></text:p>
          </table:table-cell>
          <table:table-cell table:style-name="ce42" office:value-type="float" office:value="265029.3" calcext:value-type="float">
            <text:p><text:s/>265,02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0072101.48" calcext:value-type="float">
            <text:p><text:s/>10,072,101 <text:s/></text:p>
          </table:table-cell>
          <table:table-cell table:style-name="ce42" office:value-type="float" office:value="569193.6" calcext:value-type="float">
            <text:p><text:s/>569,194 <text:s/></text:p>
          </table:table-cell>
          <table:table-cell table:style-name="ce42" office:value-type="float" office:value="46.8" calcext:value-type="float">
            <text:p><text:s/>47 <text:s/></text:p>
          </table:table-cell>
          <table:table-cell table:style-name="ce42" office:value-type="float" office:value="206173.44" calcext:value-type="float">
            <text:p><text:s/>206,173 <text:s/></text:p>
          </table:table-cell>
          <table:table-cell table:style-name="ce42" office:value-type="float" office:value="272555" calcext:value-type="float">
            <text:p><text:s/>272,555 <text:s/></text:p>
          </table:table-cell>
          <table:table-cell table:style-name="ce42" office:value-type="float" office:value="79910.5583101024" calcext:value-type="float">
            <text:p><text:s/>79,911 <text:s/></text:p>
          </table:table-cell>
          <table:table-cell table:style-name="ce42" office:value-type="float" office:value="18532.8" calcext:value-type="float">
            <text:p><text:s/>18,533 <text:s/></text:p>
          </table:table-cell>
          <table:table-cell table:style-name="ce42" office:value-type="float" office:value="278173.52" calcext:value-type="float">
            <text:p><text:s/>278,174 <text:s/></text:p>
          </table:table-cell>
          <table:table-cell table:style-name="ce42" office:value-type="float" office:value="49197.6" calcext:value-type="float">
            <text:p><text:s/>49,19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88547.24" calcext:value-type="float">
            <text:p><text:s/>188,547 <text:s/></text:p>
          </table:table-cell>
          <table:table-cell table:style-name="ce42" office:value-type="float" office:value="1457766.72" calcext:value-type="float">
            <text:p><text:s/>1,457,7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65.92" calcext:value-type="float">
            <text:p><text:s/>1,46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75820.40164" calcext:value-type="float">
            <text:p><text:s/>275,820 <text:s/></text:p>
          </table:table-cell>
          <table:table-cell table:style-name="ce42" office:value-type="float" office:value="-146808.159072" calcext:value-type="float">
            <text:p><text:s/>-146,808 <text:s/></text:p>
          </table:table-cell>
          <table:table-cell table:style-name="ce42" office:value-type="float" office:value="-1143" calcext:value-type="float">
            <text:p><text:s/>-1,143 <text:s/></text:p>
          </table:table-cell>
          <table:table-cell table:style-name="ce42" office:value-type="float" office:value="73604.16" calcext:value-type="float">
            <text:p><text:s/>73,604 <text:s/></text:p>
          </table:table-cell>
          <table:table-cell table:style-name="ce42" office:value-type="float" office:value="-31266" calcext:value-type="float">
            <text:p><text:s/>-31,266 <text:s/></text:p>
          </table:table-cell>
          <table:table-cell table:style-name="ce42" office:value-type="float" office:value="-11077.18" calcext:value-type="float">
            <text:p><text:s/>-11,077 <text:s/></text:p>
          </table:table-cell>
          <table:table-cell table:style-name="ce42" office:value-type="float" office:value="-148.5" calcext:value-type="float">
            <text:p><text:s/>-149 <text:s/></text:p>
          </table:table-cell>
          <table:table-cell table:style-name="ce42" office:value-type="float" office:value="-21579.12" calcext:value-type="float">
            <text:p><text:s/>-21,579 <text:s/></text:p>
          </table:table-cell>
          <table:table-cell table:style-name="ce42" office:value-type="float" office:value="-187050.6" calcext:value-type="float">
            <text:p><text:s/>-187,05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0536469.12164" calcext:value-type="float">
            <text:p><text:s/>-10,536,469 <text:s/></text:p>
          </table:table-cell>
          <table:table-cell table:style-name="ce43" office:value-type="float" office:value="-1029316.640928" calcext:value-type="float">
            <text:p><text:s/>-1,029,317 <text:s/></text:p>
          </table:table-cell>
          <table:table-cell table:style-name="ce43" office:value-type="float" office:value="1096.2" calcext:value-type="float">
            <text:p><text:s/>1,096 <text:s/></text:p>
          </table:table-cell>
          <table:table-cell table:style-name="ce43" office:value-type="float" office:value="-12352.32" calcext:value-type="float">
            <text:p><text:s/>-12,352 <text:s/></text:p>
          </table:table-cell>
          <table:table-cell table:style-name="ce43" office:value-type="float" office:value="-227108" calcext:value-type="float">
            <text:p><text:s/>-227,108 <text:s/></text:p>
          </table:table-cell>
          <table:table-cell table:style-name="ce43" office:value-type="float" office:value="1008553.06328516" calcext:value-type="float">
            <text:p><text:s/>1,008,553 <text:s/></text:p>
          </table:table-cell>
          <table:table-cell table:style-name="ce43" office:value-type="float" office:value="16643.7" calcext:value-type="float">
            <text:p><text:s/>16,644 <text:s/></text:p>
          </table:table-cell>
          <table:table-cell table:style-name="ce43" office:value-type="float" office:value="-227717.28" calcext:value-type="float">
            <text:p><text:s/>-227,717 <text:s/></text:p>
          </table:table-cell>
          <table:table-cell table:style-name="ce43" office:value-type="float" office:value="402882.3" calcext:value-type="float">
            <text:p><text:s/>402,88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57533.92" calcext:value-type="float">
            <text:p><text:s/>257,534 <text:s/></text:p>
          </table:table-cell>
          <table:table-cell table:style-name="ce42" office:value-type="float" office:value="1461617.28" calcext:value-type="float">
            <text:p><text:s/>1,461,617 <text:s/></text:p>
          </table:table-cell>
          <table:table-cell table:style-name="ce42" office:value-type="float" office:value="436.5" calcext:value-type="float">
            <text:p><text:s/>437 <text:s/></text:p>
          </table:table-cell>
          <table:table-cell table:style-name="ce42" office:value-type="float" office:value="18086.4" calcext:value-type="float">
            <text:p><text:s/>18,0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2.21" calcext:value-type="float">
            <text:p><text:s/>90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7401.1" calcext:value-type="float">
            <text:p><text:s/>237,40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21977.5046" calcext:value-type="float">
            <text:p><text:s/>-121,978 <text:s/></text:p>
          </table:table-cell>
          <table:table-cell table:style-name="ce43" office:value-type="float" office:value="-329219.656395" calcext:value-type="float">
            <text:p><text:s/>-329,22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57764.1085007196" calcext:value-type="float">
            <text:p><text:s/>57,764 <text:s/></text:p>
          </table:table-cell>
          <table:table-cell table:style-name="ce42" office:value-type="float" office:value="1675137.85701551" calcext:value-type="float">
            <text:p><text:s/>1,675,1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1294.167799237" calcext:value-type="float">
            <text:p><text:s/>491,294 <text:s/></text:p>
          </table:table-cell>
          <table:table-cell table:style-name="ce42" office:value-type="float" office:value="3559.785048448" calcext:value-type="float">
            <text:p><text:s/>3,56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6988.12" calcext:value-type="float">
            <text:p><text:s/>56,988 <text:s/></text:p>
          </table:table-cell>
          <table:table-cell table:style-name="ce42" office:value-type="float" office:value="1397862.72" calcext:value-type="float">
            <text:p><text:s/>1,397,8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924.48" calcext:value-type="float">
            <text:p><text:s/>12,9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75.9885007196" calcext:value-type="float">
            <text:p><text:s/>776 <text:s/></text:p>
          </table:table-cell>
          <table:table-cell table:style-name="ce43" office:value-type="float" office:value="264350.657015513" calcext:value-type="float">
            <text:p><text:s/>264,35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91294.167799237" calcext:value-type="float">
            <text:p><text:s/>491,294 <text:s/></text:p>
          </table:table-cell>
          <table:table-cell table:style-name="ce43" office:value-type="float" office:value="3559.785048448" calcext:value-type="float">
            <text:p><text:s/>3,56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5106939.09704" calcext:value-type="float">
            <text:p><text:s/>15,106,939 <text:s/></text:p>
          </table:table-cell>
          <table:table-cell table:style-name="ce42" office:value-type="float" office:value="8404695.155157" calcext:value-type="float">
            <text:p><text:s/>8,404,695 <text:s/></text:p>
          </table:table-cell>
          <table:table-cell table:style-name="ce42" office:value-type="float" office:value="5343.3" calcext:value-type="float">
            <text:p><text:s/>5,343 <text:s/></text:p>
          </table:table-cell>
          <table:table-cell table:style-name="ce42" office:value-type="float" office:value="361585.92" calcext:value-type="float">
            <text:p><text:s/>361,586 <text:s/></text:p>
          </table:table-cell>
          <table:table-cell table:style-name="ce42" office:value-type="float" office:value="664376" calcext:value-type="float">
            <text:p><text:s/>664,376 <text:s/></text:p>
          </table:table-cell>
          <table:table-cell table:style-name="ce42" office:value-type="float" office:value="79444.28" calcext:value-type="float">
            <text:p><text:s/>79,4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96630.1" calcext:value-type="float">
            <text:p><text:s/>1,196,630 <text:s/></text:p>
          </table:table-cell>
          <table:table-cell table:style-name="ce42" office:value-type="float" office:value="1370371.928" calcext:value-type="float">
            <text:p><text:s/>1,370,37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4980583.60904" calcext:value-type="float">
            <text:p><text:s/>14,980,584 <text:s/></text:p>
          </table:table-cell>
          <table:table-cell table:style-name="ce42" office:value-type="float" office:value="8404695.155157" calcext:value-type="float">
            <text:p><text:s/>8,404,695 <text:s/></text:p>
          </table:table-cell>
          <table:table-cell table:style-name="ce42" office:value-type="float" office:value="5343.3" calcext:value-type="float">
            <text:p><text:s/>5,343 <text:s/></text:p>
          </table:table-cell>
          <table:table-cell table:style-name="ce42" office:value-type="float" office:value="361585.92" calcext:value-type="float">
            <text:p><text:s/>361,586 <text:s/></text:p>
          </table:table-cell>
          <table:table-cell table:style-name="ce42" office:value-type="float" office:value="664376" calcext:value-type="float">
            <text:p><text:s/>664,376 <text:s/></text:p>
          </table:table-cell>
          <table:table-cell table:style-name="ce42" office:value-type="float" office:value="79444.28" calcext:value-type="float">
            <text:p><text:s/>79,4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96630.1" calcext:value-type="float">
            <text:p><text:s/>1,196,630 <text:s/></text:p>
          </table:table-cell>
          <table:table-cell table:style-name="ce42" office:value-type="float" office:value="1237347.32" calcext:value-type="float">
            <text:p><text:s/>1,237,34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26355.488" calcext:value-type="float">
            <text:p><text:s/>126,35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33024.608" calcext:value-type="float">
            <text:p><text:s/>133,02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7677.16" calcext:value-type="float">
            <text:p><text:s/>27,677 <text:s/></text:p>
          </table:table-cell>
          <table:table-cell table:style-name="ce42" office:value-type="float" office:value="505649.56416623" calcext:value-type="float">
            <text:p><text:s/>505,6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2392.172200763" calcext:value-type="float">
            <text:p><text:s/>452,392 <text:s/></text:p>
          </table:table-cell>
          <table:table-cell table:style-name="ce42" office:value-type="float" office:value="8974.294951552" calcext:value-type="float">
            <text:p><text:s/>8,97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82.72" calcext:value-type="float">
            <text:p><text:s/>1,7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5.2" calcext:value-type="float">
            <text:p><text:s/>25 <text:s/></text:p>
          </table:table-cell>
          <table:table-cell table:style-name="ce42" office:value-type="float" office:value="16880.64" calcext:value-type="float">
            <text:p><text:s/>16,8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4.72" calcext:value-type="float">
            <text:p><text:s/>2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7613.32" calcext:value-type="float">
            <text:p><text:s/>27,613 <text:s/></text:p>
          </table:table-cell>
          <table:table-cell table:style-name="ce42" office:value-type="float" office:value="486691.48416623" calcext:value-type="float">
            <text:p><text:s/>486,6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2392.172200763" calcext:value-type="float">
            <text:p><text:s/>452,392 <text:s/></text:p>
          </table:table-cell>
          <table:table-cell table:style-name="ce42" office:value-type="float" office:value="8974.294951552" calcext:value-type="float">
            <text:p><text:s/>8,97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38.64" calcext:value-type="float">
            <text:p><text:s/>39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349472.29149928" calcext:value-type="float">
            <text:p><text:s/>4,349,472 <text:s/></text:p>
          </table:table-cell>
          <table:table-cell table:style-name="ce44" office:value-type="float" office:value="4062193.46944226" calcext:value-type="float">
            <text:p><text:s/>4,062,193 <text:s/></text:p>
          </table:table-cell>
          <table:table-cell table:style-name="ce44" office:value-type="float" office:value="6003" calcext:value-type="float">
            <text:p><text:s/>6,003 <text:s/></text:p>
          </table:table-cell>
          <table:table-cell table:style-name="ce44" office:value-type="float" office:value="331147.2" calcext:value-type="float">
            <text:p><text:s/>331,147 <text:s/></text:p>
          </table:table-cell>
          <table:table-cell table:style-name="ce44" office:value-type="float" office:value="437268" calcext:value-type="float">
            <text:p><text:s/>437,268 <text:s/></text:p>
          </table:table-cell>
          <table:table-cell table:style-name="ce44" office:value-type="float" office:value="1087095.13328516" calcext:value-type="float">
            <text:p><text:s/>1,087,095 <text:s/></text:p>
          </table:table-cell>
          <table:table-cell table:style-name="ce44" office:value-type="float" office:value="16643.7" calcext:value-type="float">
            <text:p><text:s/>16,644 <text:s/></text:p>
          </table:table-cell>
          <table:table-cell table:style-name="ce44" office:value-type="float" office:value="25226.48" calcext:value-type="float">
            <text:p><text:s/>25,226 <text:s/></text:p>
          </table:table-cell>
          <table:table-cell table:style-name="ce44" office:value-type="float" office:value="1523319.048" calcext:value-type="float">
            <text:p><text:s/>1,523,31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349472.29149928" calcext:value-type="float">
            <text:p><text:s/>4,349,472 <text:s/></text:p>
          </table:table-cell>
          <table:table-cell table:style-name="ce44" office:value-type="float" office:value="4062193.46944226" calcext:value-type="float">
            <text:p><text:s/>4,062,19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2192.3" calcext:value-type="float">
            <text:p><text:s/>12,1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32942.77149928" calcext:value-type="float">
            <text:p><text:s/>132,943 <text:s/></text:p>
          </table:table-cell>
          <table:table-cell table:style-name="ce42" office:value-type="float" office:value="3454262.90944226" calcext:value-type="float">
            <text:p><text:s/>3,454,2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192.3" calcext:value-type="float">
            <text:p><text:s/>12,1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6327.72" calcext:value-type="float">
            <text:p><text:s/>6,328 <text:s/></text:p>
          </table:table-cell>
          <table:table-cell table:style-name="ce42" office:value-type="float" office:value="44681.28" calcext:value-type="float">
            <text:p><text:s/>44,6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255" calcext:value-type="float">
            <text:p><text:s/>3,255 <text:s/></text:p>
          </table:table-cell>
          <table:table-cell table:style-name="ce42" office:value-type="float" office:value="288873.948539328" calcext:value-type="float">
            <text:p><text:s/>288,8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279.9503393088" calcext:value-type="float">
            <text:p><text:s/>6,280 <text:s/></text:p>
          </table:table-cell>
          <table:table-cell table:style-name="ce42" office:value-type="float" office:value="505260.692906198" calcext:value-type="float">
            <text:p><text:s/>505,2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34.44" calcext:value-type="float">
            <text:p><text:s/>34 <text:s/></text:p>
          </table:table-cell>
          <table:table-cell table:style-name="ce42" office:value-type="float" office:value="33647.04" calcext:value-type="float">
            <text:p><text:s/>33,6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31.92" calcext:value-type="float">
            <text:p><text:s/>32 <text:s/></text:p>
          </table:table-cell>
          <table:table-cell table:style-name="ce42" office:value-type="float" office:value="6923.52" calcext:value-type="float">
            <text:p><text:s/>6,9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14.92" calcext:value-type="float">
            <text:p><text:s/>515 <text:s/></text:p>
          </table:table-cell>
          <table:table-cell table:style-name="ce42" office:value-type="float" office:value="208895.490077517" calcext:value-type="float">
            <text:p><text:s/>208,8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63.8" calcext:value-type="float">
            <text:p><text:s/>164 <text:s/></text:p>
          </table:table-cell>
          <table:table-cell table:style-name="ce42" office:value-type="float" office:value="1904.64" calcext:value-type="float">
            <text:p><text:s/>1,9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0392.9502031968" calcext:value-type="float">
            <text:p><text:s/>60,393 <text:s/></text:p>
          </table:table-cell>
          <table:table-cell table:style-name="ce42" office:value-type="float" office:value="1088215.6220379" calcext:value-type="float">
            <text:p><text:s/>1,088,2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0195.6936756504" calcext:value-type="float">
            <text:p><text:s/>60,196 <text:s/></text:p>
          </table:table-cell>
          <table:table-cell table:style-name="ce42" office:value-type="float" office:value="917407.682177952" calcext:value-type="float">
            <text:p><text:s/>917,4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690.9736756504" calcext:value-type="float">
            <text:p>( 2,691 <text:s/>)</text:p>
          </table:table-cell>
          <table:table-cell table:style-name="ce45" office:value-type="float" office:value="837849.578618006" calcext:value-type="float">
            <text:p>( 837,85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7504.72" calcext:value-type="float">
            <text:p>( 57,505 <text:s/>)</text:p>
          </table:table-cell>
          <table:table-cell table:style-name="ce45" office:value-type="float" office:value="78825.6235599456" calcext:value-type="float">
            <text:p>( 78,82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732.48" calcext:value-type="float">
            <text:p>( 73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1.1897995116" calcext:value-type="float">
            <text:p><text:s/>1 <text:s/></text:p>
          </table:table-cell>
          <table:table-cell table:style-name="ce42" office:value-type="float" office:value="127025.774527805" calcext:value-type="float">
            <text:p><text:s/>127,0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78.4667280348" calcext:value-type="float">
            <text:p><text:s/>78 <text:s/></text:p>
          </table:table-cell>
          <table:table-cell table:style-name="ce42" office:value-type="float" office:value="34995.2853321408" calcext:value-type="float">
            <text:p><text:s/>34,9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17.6" calcext:value-type="float">
            <text:p><text:s/>118 <text:s/></text:p>
          </table:table-cell>
          <table:table-cell table:style-name="ce46" office:value-type="float" office:value="8786.88" calcext:value-type="float">
            <text:p><text:s/>8,787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8162.28" calcext:value-type="float">
            <text:p><text:s/>8,162 <text:s/></text:p>
          </table:table-cell>
          <table:table-cell table:style-name="ce42" office:value-type="float" office:value="174336" calcext:value-type="float">
            <text:p><text:s/>174,3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8.48" calcext:value-type="float">
            <text:p><text:s/>18 <text:s/></text:p>
          </table:table-cell>
          <table:table-cell table:style-name="ce42" office:value-type="float" office:value="62168.64" calcext:value-type="float">
            <text:p><text:s/>62,1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11.72" calcext:value-type="float">
            <text:p><text:s/>112 <text:s/></text:p>
          </table:table-cell>
          <table:table-cell table:style-name="ce46" office:value-type="float" office:value="80397.12" calcext:value-type="float">
            <text:p><text:s/>80,397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6964.64" calcext:value-type="float">
            <text:p><text:s/>16,965 <text:s/></text:p>
          </table:table-cell>
          <table:table-cell table:style-name="ce42" office:value-type="float" office:value="258376.32" calcext:value-type="float">
            <text:p><text:s/>258,3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5463.56" calcext:value-type="float">
            <text:p><text:s/>15,464 <text:s/></text:p>
          </table:table-cell>
          <table:table-cell table:style-name="ce42" office:value-type="float" office:value="37104" calcext:value-type="float">
            <text:p><text:s/>37,1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501.08" calcext:value-type="float">
            <text:p><text:s/>1,501 <text:s/></text:p>
          </table:table-cell>
          <table:table-cell table:style-name="ce42" office:value-type="float" office:value="221272.32" calcext:value-type="float">
            <text:p><text:s/>221,2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15.04" calcext:value-type="float">
            <text:p>( 21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0" calcext:value-type="float">
            <text:p/>
          </table:table-cell>
          <table:table-cell table:style-name="ce47" office:value-type="float" office:value="2135.04" calcext:value-type="float">
            <text:p>( 2,135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478.48" calcext:value-type="float">
            <text:p><text:s/>5,478 <text:s/></text:p>
          </table:table-cell>
          <table:table-cell table:style-name="ce42" office:value-type="float" office:value="404954.5056" calcext:value-type="float">
            <text:p><text:s/>404,9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192.3" calcext:value-type="float">
            <text:p><text:s/>12,19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289.48" calcext:value-type="float">
            <text:p><text:s/>5,289 <text:s/></text:p>
          </table:table-cell>
          <table:table-cell table:style-name="ce42" office:value-type="float" office:value="349733.3856" calcext:value-type="float">
            <text:p><text:s/>349,7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192.3" calcext:value-type="float">
            <text:p><text:s/>12,19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89" calcext:value-type="float">
            <text:p><text:s/>189 <text:s/></text:p>
          </table:table-cell>
          <table:table-cell table:style-name="ce42" office:value-type="float" office:value="55221.12" calcext:value-type="float">
            <text:p><text:s/>55,2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959.04" calcext:value-type="float">
            <text:p>( 3,95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744.24" calcext:value-type="float">
            <text:p><text:s/>744 <text:s/></text:p>
          </table:table-cell>
          <table:table-cell table:style-name="ce42" office:value-type="float" office:value="65559.36" calcext:value-type="float">
            <text:p><text:s/>65,5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282.24" calcext:value-type="float">
            <text:p><text:s/>282 <text:s/></text:p>
          </table:table-cell>
          <table:table-cell table:style-name="ce46" office:value-type="float" office:value="7283.52" calcext:value-type="float">
            <text:p><text:s/>7,28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9339.0389567748" calcext:value-type="float">
            <text:p><text:s/>9,339 <text:s/></text:p>
          </table:table-cell>
          <table:table-cell table:style-name="ce42" office:value-type="float" office:value="87764.1081373152" calcext:value-type="float">
            <text:p><text:s/>87,7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4455.36" calcext:value-type="float">
            <text:p><text:s/>4,455 <text:s/></text:p>
          </table:table-cell>
          <table:table-cell table:style-name="ce42" office:value-type="float" office:value="20234.88" calcext:value-type="float">
            <text:p><text:s/>20,2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73.88" calcext:value-type="float">
            <text:p><text:s/>174 <text:s/></text:p>
          </table:table-cell>
          <table:table-cell table:style-name="ce42" office:value-type="float" office:value="12343.68" calcext:value-type="float">
            <text:p><text:s/>12,3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306.432" calcext:value-type="float">
            <text:p><text:s/>306 <text:s/></text:p>
          </table:table-cell>
          <table:table-cell table:style-name="ce42" office:value-type="float" office:value="111.744" calcext:value-type="float">
            <text:p><text:s/>1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9905.28" calcext:value-type="float">
            <text:p><text:s/>9,905 <text:s/></text:p>
          </table:table-cell>
          <table:table-cell table:style-name="ce42" office:value-type="float" office:value="63298.56" calcext:value-type="float">
            <text:p><text:s/>63,2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9032.238144" calcext:value-type="float">
            <text:p><text:s/>39,03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492850.0572" calcext:value-type="float">
            <text:p><text:s/>3,492,850 <text:s/></text:p>
          </table:table-cell>
          <table:table-cell table:style-name="ce42" office:value-type="float" office:value="162094.08" calcext:value-type="float">
            <text:p><text:s/>162,0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383018.3772" calcext:value-type="float">
            <text:p><text:s/>3,383,01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24071.04" calcext:value-type="float">
            <text:p><text:s/>24,07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85760.64" calcext:value-type="float">
            <text:p><text:s/>85,761 <text:s/></text:p>
          </table:table-cell>
          <table:table-cell table:style-name="ce42" office:value-type="float" office:value="162094.08" calcext:value-type="float">
            <text:p><text:s/>162,0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51251.1828" calcext:value-type="float">
            <text:p><text:s/>351,251 <text:s/></text:p>
          </table:table-cell>
          <table:table-cell table:style-name="ce42" office:value-type="float" office:value="20055.36" calcext:value-type="float">
            <text:p><text:s/>20,0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49272.8628" calcext:value-type="float">
            <text:p><text:s/>49,273 <text:s/></text:p>
          </table:table-cell>
          <table:table-cell table:style-name="ce42" office:value-type="float" office:value="2921.28" calcext:value-type="float">
            <text:p><text:s/>2,9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301978.32" calcext:value-type="float">
            <text:p><text:s/>301,978 <text:s/></text:p>
          </table:table-cell>
          <table:table-cell table:style-name="ce43" office:value-type="float" office:value="17134.08" calcext:value-type="float">
            <text:p><text:s/>17,13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72428.28" calcext:value-type="float">
            <text:p><text:s/>372,428 <text:s/></text:p>
          </table:table-cell>
          <table:table-cell table:style-name="ce42" office:value-type="float" office:value="425781.12" calcext:value-type="float">
            <text:p><text:s/>425,7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81289.32" calcext:value-type="float">
            <text:p><text:s/>81,289 <text:s/></text:p>
          </table:table-cell>
          <table:table-cell table:style-name="ce42" office:value-type="float" office:value="350962.56" calcext:value-type="float">
            <text:p><text:s/>350,9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390.2" calcext:value-type="float">
            <text:p><text:s/>1,390 <text:s/></text:p>
          </table:table-cell>
          <table:table-cell table:style-name="ce42" office:value-type="float" office:value="4141.44" calcext:value-type="float">
            <text:p><text:s/>4,1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0626.84" calcext:value-type="float">
            <text:p><text:s/>10,627 <text:s/></text:p>
          </table:table-cell>
          <table:table-cell table:style-name="ce42" office:value-type="float" office:value="192" calcext:value-type="float">
            <text:p><text:s/>1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935.36" calcext:value-type="float">
            <text:p><text:s/>1,93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166.76" calcext:value-type="float">
            <text:p><text:s/>1,167 <text:s/></text:p>
          </table:table-cell>
          <table:table-cell table:style-name="ce42" office:value-type="float" office:value="2630.4" calcext:value-type="float">
            <text:p><text:s/>2,6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14469.64" calcext:value-type="float">
            <text:p><text:s/>214,470 <text:s/></text:p>
          </table:table-cell>
          <table:table-cell table:style-name="ce42" office:value-type="float" office:value="3962.88" calcext:value-type="float">
            <text:p><text:s/>3,9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1550.16" calcext:value-type="float">
            <text:p><text:s/>61,550 <text:s/></text:p>
          </table:table-cell>
          <table:table-cell table:style-name="ce43" office:value-type="float" office:value="63891.84" calcext:value-type="float">
            <text:p><text:s/>63,89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03" calcext:value-type="float">
            <text:p><text:s/>6,003 <text:s/></text:p>
          </table:table-cell>
          <table:table-cell table:style-name="ce42" office:value-type="float" office:value="331147.2" calcext:value-type="float">
            <text:p><text:s/>331,147 <text:s/></text:p>
          </table:table-cell>
          <table:table-cell table:style-name="ce42" office:value-type="float" office:value="437268" calcext:value-type="float">
            <text:p><text:s/>437,268 <text:s/></text:p>
          </table:table-cell>
          <table:table-cell table:style-name="ce42" office:value-type="float" office:value="1087095.13328516" calcext:value-type="float">
            <text:p><text:s/>1,087,095 <text:s/></text:p>
          </table:table-cell>
          <table:table-cell table:style-name="ce42" office:value-type="float" office:value="16643.7" calcext:value-type="float">
            <text:p><text:s/>16,644 <text:s/></text:p>
          </table:table-cell>
          <table:table-cell table:style-name="ce42" office:value-type="float" office:value="25226.48" calcext:value-type="float">
            <text:p><text:s/>25,226 <text:s/></text:p>
          </table:table-cell>
          <table:table-cell table:style-name="ce42" office:value-type="float" office:value="1511126.748" calcext:value-type="float">
            <text:p><text:s/>1,511,12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03" calcext:value-type="float">
            <text:p><text:s/>6,003 <text:s/></text:p>
          </table:table-cell>
          <table:table-cell table:style-name="ce42" office:value-type="float" office:value="331147.2" calcext:value-type="float">
            <text:p><text:s/>331,147 <text:s/></text:p>
          </table:table-cell>
          <table:table-cell table:style-name="ce42" office:value-type="float" office:value="437268" calcext:value-type="float">
            <text:p><text:s/>437,268 <text:s/></text:p>
          </table:table-cell>
          <table:table-cell table:style-name="ce42" office:value-type="float" office:value="1087095.13328516" calcext:value-type="float">
            <text:p><text:s/>1,087,095 <text:s/></text:p>
          </table:table-cell>
          <table:table-cell table:style-name="ce42" office:value-type="float" office:value="16643.7" calcext:value-type="float">
            <text:p><text:s/>16,644 <text:s/></text:p>
          </table:table-cell>
          <table:table-cell table:style-name="ce42" office:value-type="float" office:value="25226.48" calcext:value-type="float">
            <text:p><text:s/>25,226 <text:s/></text:p>
          </table:table-cell>
          <table:table-cell table:style-name="ce42" office:value-type="float" office:value="1511126.748" calcext:value-type="float">
            <text:p><text:s/>1,511,12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43408.74783853" calcext:value-type="float">
            <text:p><text:s/>243,409 <text:s/></text:p>
          </table:table-cell>
          <table:table-cell table:style-name="ce42" office:value-type="float" office:value="7297672.03549347" calcext:value-type="float">
            <text:p><text:s/>7,297,6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0030.780513" calcext:value-type="float">
            <text:p><text:s/>1,690,031 <text:s/></text:p>
          </table:table-cell>
          <table:table-cell table:style-name="ce42" office:value-type="float" office:value="15006.931945" calcext:value-type="float">
            <text:p><text:s/>15,007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40111.22849653" calcext:value-type="float">
            <text:p><text:s/>240,111 <text:s/></text:p>
          </table:table-cell>
          <table:table-cell table:style-name="ce42" office:value-type="float" office:value="5886319.01950347" calcext:value-type="float">
            <text:p><text:s/>5,886,3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182.232497" calcext:value-type="float">
            <text:p><text:s/>37,1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297.519342" calcext:value-type="float">
            <text:p><text:s/>3,298 <text:s/></text:p>
          </table:table-cell>
          <table:table-cell table:style-name="ce42" office:value-type="float" office:value="1374170.783493" calcext:value-type="float">
            <text:p><text:s/>1,374,1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0030.780513" calcext:value-type="float">
            <text:p><text:s/>1,690,031 <text:s/></text:p>
          </table:table-cell>
          <table:table-cell table:style-name="ce42" office:value-type="float" office:value="15006.931945" calcext:value-type="float">
            <text:p><text:s/>15,007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7558.122815" calcext:value-type="float">
            <text:p><text:s/>117,5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01165.170909" calcext:value-type="float">
            <text:p><text:s/>1,701,165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7558.122815" calcext:value-type="float">
            <text:p><text:s/>117,55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701165.170909" calcext:value-type="float">
            <text:p><text:s/>1,701,165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8年(西元2009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280528" calcext:value-type="float">
            <text:p><text:s/>280,52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474177.1005476" calcext:value-type="float">
            <text:p><text:s/>1,474,177 <text:s/></text:p>
          </table:table-cell>
          <table:table-cell table:style-name="ce41" office:value-type="float" office:value="206877.4870476" calcext:value-type="float">
            <text:p><text:s/>206,877 <text:s/></text:p>
          </table:table-cell>
          <table:table-cell table:style-name="ce41" office:value-type="float" office:value="169037.2977" calcext:value-type="float">
            <text:p><text:s/>169,037 <text:s/></text:p>
          </table:table-cell>
          <table:table-cell table:style-name="ce41" office:value-type="float" office:value="26487.13704" calcext:value-type="float">
            <text:p><text:s/>26,487 <text:s/></text:p>
          </table:table-cell>
          <table:table-cell table:style-name="ce41" office:value-type="float" office:value="11353.0523076" calcext:value-type="float">
            <text:p><text:s/>11,353 <text:s/></text:p>
          </table:table-cell>
          <table:table-cell table:style-name="ce41" office:value-type="float" office:value="1267299.6135" calcext:value-type="float">
            <text:p><text:s/>1,267,30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438967.3040326" calcext:value-type="float">
            <text:p><text:s/>10,438,9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38967.3040326" calcext:value-type="float">
            <text:p><text:s/>10,438,967 <text:s/></text:p>
          </table:table-cell>
          <table:table-cell table:number-columns-repeated="2" table:style-name="ce42" office:value-type="float" office:value="49.19055" calcext:value-type="float">
            <text:p><text:s/>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.19055" calcext:value-type="float">
            <text:p><text:s/>4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45223.427992388" calcext:value-type="float">
            <text:p><text:s/>145,223 <text:s/></text:p>
          </table:table-cell>
          <table:table-cell table:style-name="ce42" office:value-type="float" office:value="86182.4656" calcext:value-type="float">
            <text:p><text:s/>86,182 <text:s/></text:p>
          </table:table-cell>
          <table:table-cell table:style-name="ce42" office:value-type="float" office:value="59040.9623923879" calcext:value-type="float">
            <text:p><text:s/>59,041 <text:s/></text:p>
          </table:table-cell>
          <table:table-cell table:number-columns-repeated="2" table:style-name="ce42" office:value-type="float" office:value="2751.17049" calcext:value-type="float">
            <text:p><text:s/>2,7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51.17049" calcext:value-type="float">
            <text:p><text:s/>2,75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574271.8760402" calcext:value-type="float">
            <text:p><text:s/>10,574,272 <text:s/></text:p>
          </table:table-cell>
          <table:table-cell table:style-name="ce43" office:value-type="float" office:value="194345.5344" calcext:value-type="float">
            <text:p><text:s/>194,346 <text:s/></text:p>
          </table:table-cell>
          <table:table-cell table:style-name="ce43" office:value-type="float" office:value="10379926.3416402" calcext:value-type="float">
            <text:p><text:s/>10,379,926 <text:s/></text:p>
          </table:table-cell>
          <table:table-cell table:style-name="ce43" office:value-type="float" office:value="1471475.1206076" calcext:value-type="float">
            <text:p><text:s/>1,471,475 <text:s/></text:p>
          </table:table-cell>
          <table:table-cell table:style-name="ce43" office:value-type="float" office:value="204175.5071076" calcext:value-type="float">
            <text:p><text:s/>204,176 <text:s/></text:p>
          </table:table-cell>
          <table:table-cell table:style-name="ce43" office:value-type="float" office:value="169037.2977" calcext:value-type="float">
            <text:p><text:s/>169,037 <text:s/></text:p>
          </table:table-cell>
          <table:table-cell table:style-name="ce43" office:value-type="float" office:value="23785.1571" calcext:value-type="float">
            <text:p><text:s/>23,785 <text:s/></text:p>
          </table:table-cell>
          <table:table-cell table:style-name="ce43" office:value-type="float" office:value="11353.0523076" calcext:value-type="float">
            <text:p><text:s/>11,353 <text:s/></text:p>
          </table:table-cell>
          <table:table-cell table:style-name="ce43" office:value-type="float" office:value="1267299.6135" calcext:value-type="float">
            <text:p><text:s/>1,267,30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1201421.0980063" calcext:value-type="float">
            <text:p><text:s/>11,201,4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01421.0980063" calcext:value-type="float">
            <text:p><text:s/>11,201,421 <text:s/></text:p>
          </table:table-cell>
          <table:table-cell table:number-columns-repeated="2" table:style-name="ce42" office:value-type="float" office:value="23579.62578" calcext:value-type="float">
            <text:p><text:s/>23,5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579.62578" calcext:value-type="float">
            <text:p><text:s/>23,5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64620.078033892" calcext:value-type="float">
            <text:p><text:s/>64,620 <text:s/></text:p>
          </table:table-cell>
          <table:table-cell table:style-name="ce43" office:value-type="float" office:value="-1811.9392" calcext:value-type="float">
            <text:p><text:s/>-1,812 <text:s/></text:p>
          </table:table-cell>
          <table:table-cell table:style-name="ce43" office:value-type="float" office:value="66432.017233892" calcext:value-type="float">
            <text:p><text:s/>66,432 <text:s/></text:p>
          </table:table-cell>
          <table:table-cell table:style-name="ce43" office:value-type="float" office:value="159.220440000013" calcext:value-type="float">
            <text:p><text:s/>159 <text:s/></text:p>
          </table:table-cell>
          <table:table-cell table:style-name="ce43" office:value-type="float" office:value="159.220440000003" calcext:value-type="float">
            <text:p><text:s/>159 <text:s/></text:p>
          </table:table-cell>
          <table:table-cell table:style-name="ce43" office:value-type="float" office:value="0.000000000003" calcext:value-type="float">
            <text:p><text:s/>0 <text:s/></text:p>
          </table:table-cell>
          <table:table-cell table:style-name="ce43" office:value-type="float" office:value="159.22044" calcext:value-type="float">
            <text:p><text:s/>15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1" calcext:value-type="float">
            <text:p><text:s/>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8194732.27683458" calcext:value-type="float">
            <text:p><text:s/>8,194,732 <text:s/></text:p>
          </table:table-cell>
          <table:table-cell table:style-name="ce42" office:value-type="float" office:value="1426.31365028" calcext:value-type="float">
            <text:p><text:s/>1,426 <text:s/></text:p>
          </table:table-cell>
          <table:table-cell table:style-name="ce42" office:value-type="float" office:value="8193305.9631843" calcext:value-type="float">
            <text:p><text:s/>8,193,306 <text:s/></text:p>
          </table:table-cell>
          <table:table-cell table:style-name="ce42" office:value-type="float" office:value="1029663.63006761" calcext:value-type="float">
            <text:p><text:s/>1,029,664 <text:s/></text:p>
          </table:table-cell>
          <table:table-cell table:style-name="ce42" office:value-type="float" office:value="29089.5557325821" calcext:value-type="float">
            <text:p><text:s/>29,090 <text:s/></text:p>
          </table:table-cell>
          <table:table-cell table:style-name="ce42" office:value-type="float" office:value="20355.9813650871" calcext:value-type="float">
            <text:p><text:s/>20,3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33.57436749498" calcext:value-type="float">
            <text:p><text:s/>8,734 <text:s/></text:p>
          </table:table-cell>
          <table:table-cell table:style-name="ce42" office:value-type="float" office:value="1000574.07433502" calcext:value-type="float">
            <text:p><text:s/>1,000,57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40839.3" calcext:value-type="float">
            <text:p><text:s/>40,8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839.3" calcext:value-type="float">
            <text:p><text:s/>40,8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060531.4" calcext:value-type="float">
            <text:p><text:s/>8,060,5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060531.4" calcext:value-type="float">
            <text:p><text:s/>8,060,5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629.9345" calcext:value-type="float">
            <text:p><text:s/>14,6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629.9345" calcext:value-type="float">
            <text:p><text:s/>14,63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3361.57683458" calcext:value-type="float">
            <text:p><text:s/>93,362 <text:s/></text:p>
          </table:table-cell>
          <table:table-cell table:style-name="ce43" office:value-type="float" office:value="1426.31365028" calcext:value-type="float">
            <text:p><text:s/>1,426 <text:s/></text:p>
          </table:table-cell>
          <table:table-cell table:style-name="ce43" office:value-type="float" office:value="91935.2631843" calcext:value-type="float">
            <text:p><text:s/>91,935 <text:s/></text:p>
          </table:table-cell>
          <table:table-cell table:style-name="ce43" office:value-type="float" office:value="1015033.69556761" calcext:value-type="float">
            <text:p><text:s/>1,015,034 <text:s/></text:p>
          </table:table-cell>
          <table:table-cell table:style-name="ce43" office:value-type="float" office:value="29089.5557325821" calcext:value-type="float">
            <text:p><text:s/>29,090 <text:s/></text:p>
          </table:table-cell>
          <table:table-cell table:style-name="ce43" office:value-type="float" office:value="20355.9813650871" calcext:value-type="float">
            <text:p><text:s/>20,35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733.57436749498" calcext:value-type="float">
            <text:p><text:s/>8,734 <text:s/></text:p>
          </table:table-cell>
          <table:table-cell table:style-name="ce43" office:value-type="float" office:value="985944.139835025" calcext:value-type="float">
            <text:p><text:s/>985,94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1266235.1" calcext:value-type="float">
            <text:p><text:s/>11,266,235 <text:s/></text:p>
          </table:table-cell>
          <table:table-cell table:style-name="ce42" office:value-type="float" office:value="915615.9" calcext:value-type="float">
            <text:p><text:s/>915,616 <text:s/></text:p>
          </table:table-cell>
          <table:table-cell table:style-name="ce42" office:value-type="float" office:value="10350619.2" calcext:value-type="float">
            <text:p><text:s/>10,350,6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1266235.1" calcext:value-type="float">
            <text:p><text:s/>11,266,235 <text:s/></text:p>
          </table:table-cell>
          <table:table-cell table:style-name="ce43" office:value-type="float" office:value="915615.9" calcext:value-type="float">
            <text:p><text:s/>915,616 <text:s/></text:p>
          </table:table-cell>
          <table:table-cell table:style-name="ce43" office:value-type="float" office:value="10350619.2" calcext:value-type="float">
            <text:p><text:s/>10,350,61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423422.348838373" calcext:value-type="float">
            <text:p><text:s/>423,422 <text:s/></text:p>
          </table:table-cell>
          <table:table-cell table:style-name="ce42" office:value-type="float" office:value="1998.28" calcext:value-type="float">
            <text:p><text:s/>1,998 <text:s/></text:p>
          </table:table-cell>
          <table:table-cell table:style-name="ce42" office:value-type="float" office:value="421424.068838373" calcext:value-type="float">
            <text:p><text:s/>421,424 <text:s/></text:p>
          </table:table-cell>
          <table:table-cell table:number-columns-repeated="2" table:style-name="ce42" office:value-type="float" office:value="46.31088" calcext:value-type="float">
            <text:p><text:s/>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.31088" calcext:value-type="float">
            <text:p><text:s/>4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413173.868838373" calcext:value-type="float">
            <text:p><text:s/>413,174 <text:s/></text:p>
          </table:table-cell>
          <table:table-cell table:style-name="ce42" office:value-type="float" office:value="1784.8" calcext:value-type="float">
            <text:p><text:s/>1,785 <text:s/></text:p>
          </table:table-cell>
          <table:table-cell table:style-name="ce42" office:value-type="float" office:value="411389.068838373" calcext:value-type="float">
            <text:p><text:s/>411,389 <text:s/></text:p>
          </table:table-cell>
          <table:table-cell table:number-columns-repeated="2" table:style-name="ce42" office:value-type="float" office:value="46.31088" calcext:value-type="float">
            <text:p><text:s/>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.31088" calcext:value-type="float">
            <text:p><text:s/>4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0248.48" calcext:value-type="float">
            <text:p><text:s/>10,248 <text:s/></text:p>
          </table:table-cell>
          <table:table-cell table:style-name="ce42" office:value-type="float" office:value="213.48" calcext:value-type="float">
            <text:p><text:s/>213 <text:s/></text:p>
          </table:table-cell>
          <table:table-cell table:style-name="ce42" office:value-type="float" office:value="10035" calcext:value-type="float">
            <text:p><text:s/>10,0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956311.17432705" calcext:value-type="float">
            <text:p><text:s/>1,956,311 <text:s/></text:p>
          </table:table-cell>
          <table:table-cell table:style-name="ce44" office:value-type="float" office:value="1108348.77994972" calcext:value-type="float">
            <text:p><text:s/>1,108,349 <text:s/></text:p>
          </table:table-cell>
          <table:table-cell table:style-name="ce44" office:value-type="float" office:value="847962.394377327" calcext:value-type="float">
            <text:p><text:s/>847,962 <text:s/></text:p>
          </table:table-cell>
          <table:table-cell table:style-name="ce44" office:value-type="float" office:value="418026.333439993" calcext:value-type="float">
            <text:p><text:s/>418,026 <text:s/></text:p>
          </table:table-cell>
          <table:table-cell table:style-name="ce44" office:value-type="float" office:value="151300.794275018" calcext:value-type="float">
            <text:p><text:s/>151,301 <text:s/></text:p>
          </table:table-cell>
          <table:table-cell table:style-name="ce44" office:value-type="float" office:value="148681.316334913" calcext:value-type="float">
            <text:p><text:s/>148,68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619.47794010502" calcext:value-type="float">
            <text:p><text:s/>2,619 <text:s/></text:p>
          </table:table-cell>
          <table:table-cell table:style-name="ce44" office:value-type="float" office:value="266725.539164975" calcext:value-type="float">
            <text:p><text:s/>266,72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956311.17432705" calcext:value-type="float">
            <text:p><text:s/>1,956,311 <text:s/></text:p>
          </table:table-cell>
          <table:table-cell table:style-name="ce44" office:value-type="float" office:value="1108348.77994972" calcext:value-type="float">
            <text:p><text:s/>1,108,349 <text:s/></text:p>
          </table:table-cell>
          <table:table-cell table:style-name="ce44" office:value-type="float" office:value="847962.394377327" calcext:value-type="float">
            <text:p><text:s/>847,962 <text:s/></text:p>
          </table:table-cell>
          <table:table-cell table:style-name="ce44" office:value-type="float" office:value="418026.333439993" calcext:value-type="float">
            <text:p><text:s/>418,026 <text:s/></text:p>
          </table:table-cell>
          <table:table-cell table:style-name="ce44" office:value-type="float" office:value="151300.794275018" calcext:value-type="float">
            <text:p><text:s/>151,301 <text:s/></text:p>
          </table:table-cell>
          <table:table-cell table:style-name="ce44" office:value-type="float" office:value="148681.316334913" calcext:value-type="float">
            <text:p><text:s/>148,68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619.47794010502" calcext:value-type="float">
            <text:p><text:s/>2,619 <text:s/></text:p>
          </table:table-cell>
          <table:table-cell table:style-name="ce44" office:value-type="float" office:value="266725.539164975" calcext:value-type="float">
            <text:p><text:s/>266,7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827550.050527047" calcext:value-type="float">
            <text:p><text:s/>827,550 <text:s/></text:p>
          </table:table-cell>
          <table:table-cell table:style-name="ce42" office:value-type="float" office:value="254956.85994972" calcext:value-type="float">
            <text:p><text:s/>254,957 <text:s/></text:p>
          </table:table-cell>
          <table:table-cell table:style-name="ce42" office:value-type="float" office:value="572593.190577327" calcext:value-type="float">
            <text:p><text:s/>572,593 <text:s/></text:p>
          </table:table-cell>
          <table:table-cell table:style-name="ce42" office:value-type="float" office:value="418026.333439993" calcext:value-type="float">
            <text:p><text:s/>418,026 <text:s/></text:p>
          </table:table-cell>
          <table:table-cell table:style-name="ce42" office:value-type="float" office:value="151300.794275018" calcext:value-type="float">
            <text:p><text:s/>151,301 <text:s/></text:p>
          </table:table-cell>
          <table:table-cell table:style-name="ce42" office:value-type="float" office:value="148681.316334913" calcext:value-type="float">
            <text:p><text:s/>148,6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19.47794010502" calcext:value-type="float">
            <text:p><text:s/>2,619 <text:s/></text:p>
          </table:table-cell>
          <table:table-cell table:style-name="ce42" office:value-type="float" office:value="266725.539164975" calcext:value-type="float">
            <text:p><text:s/>266,7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28.8" calcext:value-type="float">
            <text:p><text:s/>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6912.251158096" calcext:value-type="float">
            <text:p><text:s/>16,912 <text:s/></text:p>
          </table:table-cell>
          <table:table-cell table:style-name="ce42" office:value-type="float" office:value="10932.773558096" calcext:value-type="float">
            <text:p><text:s/>10,933 <text:s/></text:p>
          </table:table-cell>
          <table:table-cell table:style-name="ce42" office:value-type="float" office:value="5979.4776" calcext:value-type="float">
            <text:p><text:s/>5,979 <text:s/></text:p>
          </table:table-cell>
          <table:table-cell table:number-columns-repeated="3" table:style-name="ce42" office:value-type="float" office:value="18901.6324" calcext:value-type="float">
            <text:p><text:s/>18,90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6834.84" calcext:value-type="float">
            <text:p><text:s/>26,835 <text:s/></text:p>
          </table:table-cell>
          <table:table-cell table:style-name="ce42" office:value-type="float" office:value="2535.1136" calcext:value-type="float">
            <text:p><text:s/>2,535 <text:s/></text:p>
          </table:table-cell>
          <table:table-cell table:style-name="ce42" office:value-type="float" office:value="24299.7264" calcext:value-type="float">
            <text:p><text:s/>24,3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503.6519" calcext:value-type="float">
            <text:p><text:s/>504 <text:s/></text:p>
          </table:table-cell>
          <table:table-cell table:style-name="ce42" office:value-type="float" office:value="208.5032" calcext:value-type="float">
            <text:p><text:s/>209 <text:s/></text:p>
          </table:table-cell>
          <table:table-cell table:style-name="ce42" office:value-type="float" office:value="295.1487" calcext:value-type="float">
            <text:p><text:s/>2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710.807" calcext:value-type="float">
            <text:p><text:s/>1,711 <text:s/></text:p>
          </table:table-cell>
          <table:table-cell table:style-name="ce42" office:value-type="float" office:value="505.6224" calcext:value-type="float">
            <text:p><text:s/>506 <text:s/></text:p>
          </table:table-cell>
          <table:table-cell table:style-name="ce42" office:value-type="float" office:value="1205.1846" calcext:value-type="float">
            <text:p><text:s/>1,2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8892.1126" calcext:value-type="float">
            <text:p><text:s/>8,892 <text:s/></text:p>
          </table:table-cell>
          <table:table-cell table:style-name="ce42" office:value-type="float" office:value="2462.6224" calcext:value-type="float">
            <text:p><text:s/>2,463 <text:s/></text:p>
          </table:table-cell>
          <table:table-cell table:style-name="ce42" office:value-type="float" office:value="6429.4902" calcext:value-type="float">
            <text:p><text:s/>6,429 <text:s/></text:p>
          </table:table-cell>
          <table:table-cell table:style-name="ce42" office:value-type="float" office:value="152586.430961722" calcext:value-type="float">
            <text:p><text:s/>152,586 <text:s/></text:p>
          </table:table-cell>
          <table:table-cell table:number-columns-repeated="2" table:style-name="ce42" office:value-type="float" office:value="129779.683934913" calcext:value-type="float">
            <text:p><text:s/>129,7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806.747026809" calcext:value-type="float">
            <text:p><text:s/>22,8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160.5547" calcext:value-type="float">
            <text:p><text:s/>1,161 <text:s/></text:p>
          </table:table-cell>
          <table:table-cell table:style-name="ce42" office:value-type="float" office:value="582.5648" calcext:value-type="float">
            <text:p><text:s/>583 <text:s/></text:p>
          </table:table-cell>
          <table:table-cell table:style-name="ce42" office:value-type="float" office:value="577.9899" calcext:value-type="float">
            <text:p><text:s/>57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01716.868568951" calcext:value-type="float">
            <text:p><text:s/>201,717 <text:s/></text:p>
          </table:table-cell>
          <table:table-cell table:style-name="ce42" office:value-type="float" office:value="31281.575191624" calcext:value-type="float">
            <text:p><text:s/>31,282 <text:s/></text:p>
          </table:table-cell>
          <table:table-cell table:style-name="ce42" office:value-type="float" office:value="170435.293377327" calcext:value-type="float">
            <text:p><text:s/>170,435 <text:s/></text:p>
          </table:table-cell>
          <table:table-cell table:style-name="ce42" office:value-type="float" office:value="482.560858143417" calcext:value-type="float">
            <text:p><text:s/>483 <text:s/></text:p>
          </table:table-cell>
          <table:table-cell table:style-name="ce42" office:value-type="float" office:value="473.008720105017" calcext:value-type="float">
            <text:p><text:s/>47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3.008720105017" calcext:value-type="float">
            <text:p><text:s/>473 <text:s/></text:p>
          </table:table-cell>
          <table:table-cell table:style-name="ce42" office:value-type="float" office:value="9.5521380384" calcext:value-type="float">
            <text:p><text:s/>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52323.988877327" calcext:value-type="float">
            <text:p><text:s/>152,324 <text:s/></text:p>
          </table:table-cell>
          <table:table-cell table:style-name="ce42" office:value-type="float" office:value="31159.3152" calcext:value-type="float">
            <text:p><text:s/>31,159 <text:s/></text:p>
          </table:table-cell>
          <table:table-cell table:style-name="ce42" office:value-type="float" office:value="121164.673677327" calcext:value-type="float">
            <text:p><text:s/>121,165 <text:s/></text:p>
          </table:table-cell>
          <table:table-cell table:style-name="ce42" office:value-type="float" office:value="482.560858143417" calcext:value-type="float">
            <text:p><text:s/>483 <text:s/></text:p>
          </table:table-cell>
          <table:table-cell table:style-name="ce42" office:value-type="float" office:value="473.008720105017" calcext:value-type="float">
            <text:p><text:s/>47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3.008720105017" calcext:value-type="float">
            <text:p><text:s/>473 <text:s/></text:p>
          </table:table-cell>
          <table:table-cell table:style-name="ce42" office:value-type="float" office:value="9.5521380384" calcext:value-type="float">
            <text:p><text:s/>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1045.505" calcext:value-type="float">
            <text:p>( 21,046 <text:s/>)</text:p>
          </table:table-cell>
          <table:table-cell table:style-name="ce45" office:value-type="float" office:value="1710.5152" calcext:value-type="float">
            <text:p>( 1,711 <text:s/>)</text:p>
          </table:table-cell>
          <table:table-cell table:style-name="ce45" office:value-type="float" office:value="19334.9898" calcext:value-type="float">
            <text:p>( 19,335 <text:s/>)</text:p>
          </table:table-cell>
          <table:table-cell table:style-name="ce45" office:value-type="float" office:value="9.5521380384" calcext:value-type="float">
            <text:p>( 1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9.5521380384" calcext:value-type="float">
            <text:p>( 1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29342.483877327" calcext:value-type="float">
            <text:p>( 129,342 <text:s/>)</text:p>
          </table:table-cell>
          <table:table-cell table:style-name="ce45" office:value-type="float" office:value="27512.8" calcext:value-type="float">
            <text:p>( 27,513 <text:s/>)</text:p>
          </table:table-cell>
          <table:table-cell table:style-name="ce45" office:value-type="float" office:value="101829.683877327" calcext:value-type="float">
            <text:p>( 101,830 <text:s/>)</text:p>
          </table:table-cell>
          <table:table-cell table:number-columns-repeated="2" table:style-name="ce45" office:value-type="float" office:value="473.008720105017" calcext:value-type="float">
            <text:p>( 473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73.008720105017" calcext:value-type="float">
            <text:p>( 473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1936" calcext:value-type="float">
            <text:p>( 1,93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44.659991624" calcext:value-type="float">
            <text:p><text:s/>245 <text:s/></text:p>
          </table:table-cell>
          <table:table-cell table:style-name="ce42" office:value-type="float" office:value="122.259991624" calcext:value-type="float">
            <text:p><text:s/>122 <text:s/></text:p>
          </table:table-cell>
          <table:table-cell table:style-name="ce42" office:value-type="float" office:value="122.4" calcext:value-type="float">
            <text:p><text:s/>1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49148.2197" calcext:value-type="float">
            <text:p><text:s/>49,1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148.2197" calcext:value-type="float">
            <text:p><text:s/>49,1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4997.0015" calcext:value-type="float">
            <text:p><text:s/>4,997 <text:s/></text:p>
          </table:table-cell>
          <table:table-cell table:style-name="ce42" office:value-type="float" office:value="2703.8528" calcext:value-type="float">
            <text:p><text:s/>2,704 <text:s/></text:p>
          </table:table-cell>
          <table:table-cell table:style-name="ce42" office:value-type="float" office:value="2293.1487" calcext:value-type="float">
            <text:p><text:s/>2,2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848.6188" calcext:value-type="float">
            <text:p><text:s/>849 <text:s/></text:p>
          </table:table-cell>
          <table:table-cell table:style-name="ce42" office:value-type="float" office:value="260.6272" calcext:value-type="float">
            <text:p><text:s/>261 <text:s/></text:p>
          </table:table-cell>
          <table:table-cell table:style-name="ce42" office:value-type="float" office:value="587.9916" calcext:value-type="float">
            <text:p><text:s/>5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2400.242" calcext:value-type="float">
            <text:p><text:s/>12,400 <text:s/></text:p>
          </table:table-cell>
          <table:table-cell table:style-name="ce46" office:value-type="float" office:value="1021.9272" calcext:value-type="float">
            <text:p><text:s/>1,022 <text:s/></text:p>
          </table:table-cell>
          <table:table-cell table:style-name="ce46" office:value-type="float" office:value="11378.3148" calcext:value-type="float">
            <text:p><text:s/>11,378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33001.0646" calcext:value-type="float">
            <text:p><text:s/>133,001 <text:s/></text:p>
          </table:table-cell>
          <table:table-cell table:style-name="ce42" office:value-type="float" office:value="102454.0008" calcext:value-type="float">
            <text:p><text:s/>102,454 <text:s/></text:p>
          </table:table-cell>
          <table:table-cell table:style-name="ce42" office:value-type="float" office:value="30547.0638" calcext:value-type="float">
            <text:p><text:s/>30,5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560.3321" calcext:value-type="float">
            <text:p><text:s/>560 <text:s/></text:p>
          </table:table-cell>
          <table:table-cell table:style-name="ce42" office:value-type="float" office:value="166.8008" calcext:value-type="float">
            <text:p><text:s/>167 <text:s/></text:p>
          </table:table-cell>
          <table:table-cell table:style-name="ce42" office:value-type="float" office:value="393.5313" calcext:value-type="float">
            <text:p><text:s/>3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32440.7325" calcext:value-type="float">
            <text:p><text:s/>132,441 <text:s/></text:p>
          </table:table-cell>
          <table:table-cell table:style-name="ce42" office:value-type="float" office:value="102287.2" calcext:value-type="float">
            <text:p><text:s/>102,287 <text:s/></text:p>
          </table:table-cell>
          <table:table-cell table:style-name="ce42" office:value-type="float" office:value="30153.5325" calcext:value-type="float">
            <text:p><text:s/>30,1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46974.6957" calcext:value-type="float">
            <text:p>( 46,975 <text:s/>)</text:p>
          </table:table-cell>
          <table:table-cell table:style-name="ce45" office:value-type="float" office:value="46430.4" calcext:value-type="float">
            <text:p>( 46,430 <text:s/>)</text:p>
          </table:table-cell>
          <table:table-cell table:style-name="ce45" office:value-type="float" office:value="544.2957" calcext:value-type="float">
            <text:p>( 54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44627.1368" calcext:value-type="float">
            <text:p>( 44,627 <text:s/>)</text:p>
          </table:table-cell>
          <table:table-cell table:style-name="ce47" office:value-type="float" office:value="26600" calcext:value-type="float">
            <text:p>( 26,600 <text:s/>)</text:p>
          </table:table-cell>
          <table:table-cell table:style-name="ce47" office:value-type="float" office:value="18027.1368" calcext:value-type="float">
            <text:p>( 18,027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13418.3158" calcext:value-type="float">
            <text:p><text:s/>213,418 <text:s/></text:p>
          </table:table-cell>
          <table:table-cell table:style-name="ce42" office:value-type="float" office:value="12133.6848" calcext:value-type="float">
            <text:p><text:s/>12,134 <text:s/></text:p>
          </table:table-cell>
          <table:table-cell table:style-name="ce42" office:value-type="float" office:value="201284.631" calcext:value-type="float">
            <text:p><text:s/>201,2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91087.7433" calcext:value-type="float">
            <text:p><text:s/>191,088 <text:s/></text:p>
          </table:table-cell>
          <table:table-cell table:style-name="ce42" office:value-type="float" office:value="7052.0848" calcext:value-type="float">
            <text:p><text:s/>7,052 <text:s/></text:p>
          </table:table-cell>
          <table:table-cell table:style-name="ce42" office:value-type="float" office:value="184035.6585" calcext:value-type="float">
            <text:p><text:s/>184,0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2330.5725" calcext:value-type="float">
            <text:p><text:s/>22,331 <text:s/></text:p>
          </table:table-cell>
          <table:table-cell table:style-name="ce42" office:value-type="float" office:value="5081.6" calcext:value-type="float">
            <text:p><text:s/>5,082 <text:s/></text:p>
          </table:table-cell>
          <table:table-cell table:style-name="ce42" office:value-type="float" office:value="17248.9725" calcext:value-type="float">
            <text:p><text:s/>17,2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14189.708" calcext:value-type="float">
            <text:p>( 14,190 <text:s/>)</text:p>
          </table:table-cell>
          <table:table-cell table:style-name="ce45" office:value-type="float" office:value="999.2" calcext:value-type="float">
            <text:p>( 999 <text:s/>)</text:p>
          </table:table-cell>
          <table:table-cell table:style-name="ce45" office:value-type="float" office:value="13190.508" calcext:value-type="float">
            <text:p>( 13,19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35018.2996" calcext:value-type="float">
            <text:p><text:s/>35,018 <text:s/></text:p>
          </table:table-cell>
          <table:table-cell table:style-name="ce42" office:value-type="float" office:value="9852.6904" calcext:value-type="float">
            <text:p><text:s/>9,853 <text:s/></text:p>
          </table:table-cell>
          <table:table-cell table:style-name="ce42" office:value-type="float" office:value="25165.6092" calcext:value-type="float">
            <text:p><text:s/>25,1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4777.8585" calcext:value-type="float">
            <text:p><text:s/>4,778 <text:s/></text:p>
          </table:table-cell>
          <table:table-cell table:style-name="ce46" office:value-type="float" office:value="3478.5744" calcext:value-type="float">
            <text:p><text:s/>3,479 <text:s/></text:p>
          </table:table-cell>
          <table:table-cell table:style-name="ce46" office:value-type="float" office:value="1299.2841" calcext:value-type="float">
            <text:p><text:s/>1,29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98866.9247" calcext:value-type="float">
            <text:p><text:s/>98,867 <text:s/></text:p>
          </table:table-cell>
          <table:table-cell table:style-name="ce42" office:value-type="float" office:value="63167.18" calcext:value-type="float">
            <text:p><text:s/>63,167 <text:s/></text:p>
          </table:table-cell>
          <table:table-cell table:style-name="ce42" office:value-type="float" office:value="35699.7447" calcext:value-type="float">
            <text:p><text:s/>35,7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6171.6856" calcext:value-type="float">
            <text:p>( 6,172 <text:s/>)</text:p>
          </table:table-cell>
          <table:table-cell table:style-name="ce45" office:value-type="float" office:value="4253.224" calcext:value-type="float">
            <text:p>( 4,253 <text:s/>)</text:p>
          </table:table-cell>
          <table:table-cell table:style-name="ce45" office:value-type="float" office:value="1918.4616" calcext:value-type="float">
            <text:p>( 1,91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4996.2647" calcext:value-type="float">
            <text:p><text:s/>14,996 <text:s/></text:p>
          </table:table-cell>
          <table:table-cell table:style-name="ce42" office:value-type="float" office:value="8250.2112" calcext:value-type="float">
            <text:p><text:s/>8,250 <text:s/></text:p>
          </table:table-cell>
          <table:table-cell table:style-name="ce42" office:value-type="float" office:value="6746.0535" calcext:value-type="float">
            <text:p><text:s/>6,7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47900.7625" calcext:value-type="float">
            <text:p><text:s/>47,901 <text:s/></text:p>
          </table:table-cell>
          <table:table-cell table:style-name="ce42" office:value-type="float" office:value="1580.8" calcext:value-type="float">
            <text:p><text:s/>1,581 <text:s/></text:p>
          </table:table-cell>
          <table:table-cell table:style-name="ce42" office:value-type="float" office:value="46319.9625" calcext:value-type="float">
            <text:p><text:s/>46,3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6055.709220128" calcext:value-type="float">
            <text:p><text:s/>246,056 <text:s/></text:p>
          </table:table-cell>
          <table:table-cell table:style-name="ce42" office:value-type="float" office:value="2146.46922" calcext:value-type="float">
            <text:p><text:s/>2,14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46.46922" calcext:value-type="float">
            <text:p><text:s/>2,146 <text:s/></text:p>
          </table:table-cell>
          <table:table-cell table:style-name="ce42" office:value-type="float" office:value="243909.240000128" calcext:value-type="float">
            <text:p><text:s/>243,9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3564.8119" calcext:value-type="float">
            <text:p><text:s/>3,565 <text:s/></text:p>
          </table:table-cell>
          <table:table-cell table:style-name="ce43" office:value-type="float" office:value="1515.736" calcext:value-type="float">
            <text:p><text:s/>1,516 <text:s/></text:p>
          </table:table-cell>
          <table:table-cell table:style-name="ce43" office:value-type="float" office:value="2049.0759" calcext:value-type="float">
            <text:p><text:s/>2,04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65630.2057" calcext:value-type="float">
            <text:p><text:s/>365,630 <text:s/></text:p>
          </table:table-cell>
          <table:table-cell table:style-name="ce42" office:value-type="float" office:value="202008.7144" calcext:value-type="float">
            <text:p><text:s/>202,009 <text:s/></text:p>
          </table:table-cell>
          <table:table-cell table:style-name="ce42" office:value-type="float" office:value="163621.4913" calcext:value-type="float">
            <text:p><text:s/>163,6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325141.5592" calcext:value-type="float">
            <text:p><text:s/>325,142 <text:s/></text:p>
          </table:table-cell>
          <table:table-cell table:style-name="ce42" office:value-type="float" office:value="169359.3928" calcext:value-type="float">
            <text:p><text:s/>169,359 <text:s/></text:p>
          </table:table-cell>
          <table:table-cell table:style-name="ce42" office:value-type="float" office:value="155782.1664" calcext:value-type="float">
            <text:p><text:s/>155,7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524.5048" calcext:value-type="float">
            <text:p><text:s/>525 <text:s/></text:p>
          </table:table-cell>
          <table:table-cell table:style-name="ce42" office:value-type="float" office:value="507.8584" calcext:value-type="float">
            <text:p><text:s/>508 <text:s/></text:p>
          </table:table-cell>
          <table:table-cell table:style-name="ce42" office:value-type="float" office:value="16.6464" calcext:value-type="float">
            <text:p><text:s/>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23189.7591" calcext:value-type="float">
            <text:p><text:s/>23,190 <text:s/></text:p>
          </table:table-cell>
          <table:table-cell table:style-name="ce42" office:value-type="float" office:value="16967.5272" calcext:value-type="float">
            <text:p><text:s/>16,968 <text:s/></text:p>
          </table:table-cell>
          <table:table-cell table:style-name="ce42" office:value-type="float" office:value="6222.2319" calcext:value-type="float">
            <text:p><text:s/>6,2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1351.5314" calcext:value-type="float">
            <text:p><text:s/>11,352 <text:s/></text:p>
          </table:table-cell>
          <table:table-cell table:style-name="ce42" office:value-type="float" office:value="9766.3848" calcext:value-type="float">
            <text:p><text:s/>9,766 <text:s/></text:p>
          </table:table-cell>
          <table:table-cell table:style-name="ce42" office:value-type="float" office:value="1585.1466" calcext:value-type="float">
            <text:p><text:s/>1,5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422.8512" calcext:value-type="float">
            <text:p><text:s/>5,423 <text:s/></text:p>
          </table:table-cell>
          <table:table-cell table:style-name="ce43" office:value-type="float" office:value="5407.5512" calcext:value-type="float">
            <text:p><text:s/>5,408 <text:s/></text:p>
          </table:table-cell>
          <table:table-cell table:style-name="ce43" office:value-type="float" office:value="15.3" calcext:value-type="float">
            <text:p><text:s/>1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63130.9181" calcext:value-type="float">
            <text:p><text:s/>763,131 <text:s/></text:p>
          </table:table-cell>
          <table:table-cell table:style-name="ce44" office:value-type="float" office:value="651383.2056" calcext:value-type="float">
            <text:p><text:s/>651,383 <text:s/></text:p>
          </table:table-cell>
          <table:table-cell table:style-name="ce44" office:value-type="float" office:value="111747.7125" calcext:value-type="float">
            <text:p><text:s/>111,74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7280552.35303" calcext:value-type="float">
            <text:p><text:s/>47,280,552 <text:s/></text:p>
          </table:table-cell>
          <table:table-cell table:style-name="ce42" office:value-type="float" office:value="18398.687519" calcext:value-type="float">
            <text:p><text:s/>18,399 <text:s/></text:p>
          </table:table-cell>
          <table:table-cell table:style-name="ce42" office:value-type="float" office:value="47262153.665511" calcext:value-type="float">
            <text:p><text:s/>47,262,154 <text:s/></text:p>
          </table:table-cell>
          <table:table-cell table:style-name="ce42" office:value-type="float" office:value="3265495.143227" calcext:value-type="float">
            <text:p><text:s/>3,265,495 <text:s/></text:p>
          </table:table-cell>
          <table:table-cell table:style-name="ce42" office:value-type="float" office:value="229350.511406" calcext:value-type="float">
            <text:p><text:s/>229,351 <text:s/></text:p>
          </table:table-cell>
          <table:table-cell table:style-name="ce42" office:value-type="float" office:value="187519.913545" calcext:value-type="float">
            <text:p><text:s/>187,5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830.597861" calcext:value-type="float">
            <text:p><text:s/>41,831 <text:s/></text:p>
          </table:table-cell>
          <table:table-cell table:style-name="ce42" office:value-type="float" office:value="3036144.631821" calcext:value-type="float">
            <text:p><text:s/>3,036,1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6561393.022" calcext:value-type="float">
            <text:p><text:s/>46,561,3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561393.022" calcext:value-type="float">
            <text:p><text:s/>46,561,3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582.366684" calcext:value-type="float">
            <text:p><text:s/>37,5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582.366684" calcext:value-type="float">
            <text:p><text:s/>37,5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719159.33103" calcext:value-type="float">
            <text:p><text:s/>719,159 <text:s/></text:p>
          </table:table-cell>
          <table:table-cell table:style-name="ce42" office:value-type="float" office:value="18398.687519" calcext:value-type="float">
            <text:p><text:s/>18,399 <text:s/></text:p>
          </table:table-cell>
          <table:table-cell table:style-name="ce42" office:value-type="float" office:value="700760.643511" calcext:value-type="float">
            <text:p><text:s/>700,761 <text:s/></text:p>
          </table:table-cell>
          <table:table-cell table:style-name="ce42" office:value-type="float" office:value="3227912.776543" calcext:value-type="float">
            <text:p><text:s/>3,227,913 <text:s/></text:p>
          </table:table-cell>
          <table:table-cell table:style-name="ce42" office:value-type="float" office:value="229350.511406" calcext:value-type="float">
            <text:p><text:s/>229,351 <text:s/></text:p>
          </table:table-cell>
          <table:table-cell table:style-name="ce42" office:value-type="float" office:value="187519.913545" calcext:value-type="float">
            <text:p><text:s/>187,5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830.597861" calcext:value-type="float">
            <text:p><text:s/>41,831 <text:s/></text:p>
          </table:table-cell>
          <table:table-cell table:style-name="ce42" office:value-type="float" office:value="2998562.265137" calcext:value-type="float">
            <text:p><text:s/>2,998,5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793.183098" calcext:value-type="float">
            <text:p><text:s/>55,7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5793.183098" calcext:value-type="float">
            <text:p><text:s/>55,79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5793.183098" calcext:value-type="float">
            <text:p><text:s/>55,79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55793.183098" calcext:value-type="float">
            <text:p><text:s/>55,793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8年(西元2009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22352.78434" calcext:value-type="float">
            <text:p><text:s/>322,353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783.67801" calcext:value-type="float">
            <text:p><text:s/>784 <text:s/></text:p>
          </table:table-cell>
          <table:table-cell table:style-name="ce41" office:value-type="float" office:value="67650.648614" calcext:value-type="float">
            <text:p><text:s/>67,651 <text:s/></text:p>
          </table:table-cell>
          <table:table-cell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833436.16528" calcext:value-type="float">
            <text:p><text:s/>10,833,4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833436.16528" calcext:value-type="float">
            <text:p><text:s/>10,833,436 <text:s/></text:p>
          </table:table-cell>
          <table:table-cell table:style-name="ce43" office:value-type="float" office:value="322352.78434" calcext:value-type="float">
            <text:p><text:s/>322,35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83.67801" calcext:value-type="float">
            <text:p><text:s/>784 <text:s/></text:p>
          </table:table-cell>
          <table:table-cell table:style-name="ce43" office:value-type="float" office:value="67650.648614" calcext:value-type="float">
            <text:p><text:s/>67,65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-7836.185066" calcext:value-type="float">
            <text:p><text:s/>-7,83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833436.16528" calcext:value-type="float">
            <text:p><text:s/>10,833,436 <text:s/></text:p>
          </table:table-cell>
          <table:table-cell table:style-name="ce42" office:value-type="float" office:value="606591.761278" calcext:value-type="float">
            <text:p><text:s/>606,5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83.67801" calcext:value-type="float">
            <text:p><text:s/>784 <text:s/></text:p>
          </table:table-cell>
          <table:table-cell table:style-name="ce42" office:value-type="float" office:value="67650.648614" calcext:value-type="float">
            <text:p><text:s/>67,65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833436.16528" calcext:value-type="float">
            <text:p><text:s/>10,833,436 <text:s/></text:p>
          </table:table-cell>
          <table:table-cell table:style-name="ce42" office:value-type="float" office:value="606591.761278" calcext:value-type="float">
            <text:p><text:s/>606,5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.439008" calcext:value-type="float">
            <text:p><text:s/>8 <text:s/></text:p>
          </table:table-cell>
          <table:table-cell table:style-name="ce42" office:value-type="float" office:value="66938.824722" calcext:value-type="float">
            <text:p><text:s/>66,93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5.239002" calcext:value-type="float">
            <text:p><text:s/>775 <text:s/></text:p>
          </table:table-cell>
          <table:table-cell table:style-name="ce42" office:value-type="float" office:value="711.823892" calcext:value-type="float">
            <text:p><text:s/>7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4238.976938" calcext:value-type="float">
            <text:p><text:s/>284,23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783195.70238" calcext:value-type="float">
            <text:p><text:s/>19,783,19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4238.976938" calcext:value-type="float">
            <text:p><text:s/>284,23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783195.70238" calcext:value-type="float">
            <text:p><text:s/>19,783,196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36829.937672" calcext:value-type="float">
            <text:p><text:s/>1,636,83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.585136" calcext:value-type="float">
            <text:p><text:s/>4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66.71937" calcext:value-type="float">
            <text:p><text:s/>1,26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1381.327162" calcext:value-type="float">
            <text:p><text:s/>291,38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2126.85941" calcext:value-type="float">
            <text:p><text:s/>792,12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5558.148" calcext:value-type="float">
            <text:p><text:s/>345,55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0390.174944" calcext:value-type="float">
            <text:p><text:s/>170,390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6064.12365" calcext:value-type="float">
            <text:p><text:s/>36,064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09543.960648" calcext:value-type="float">
            <text:p><text:s/>809,544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7344657.989126" calcext:value-type="float">
            <text:p><text:s/>17,344,658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7344657.989126" calcext:value-type="float">
            <text:p><text:s/>17,344,65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522925.58983" calcext:value-type="float">
            <text:p><text:s/>9,522,92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743.431526" calcext:value-type="float">
            <text:p><text:s/>27,74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4023.109648" calcext:value-type="float">
            <text:p><text:s/>294,02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7395.000158" calcext:value-type="float">
            <text:p><text:s/>477,39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352.411532" calcext:value-type="float">
            <text:p><text:s/>22,35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819.561404" calcext:value-type="float">
            <text:p><text:s/>33,82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4913.881268" calcext:value-type="float">
            <text:p><text:s/>274,91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628.575032" calcext:value-type="float">
            <text:p><text:s/>43,62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15516.594762" calcext:value-type="float">
            <text:p><text:s/>2,315,51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10858.16196" calcext:value-type="float">
            <text:p><text:s/>1,610,85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2417.625484" calcext:value-type="float">
            <text:p>( 12,418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444472.53436" calcext:value-type="float">
            <text:p>( 1,444,473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1665.928334" calcext:value-type="float">
            <text:p><text:s/>461,66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0193.138234" calcext:value-type="float">
            <text:p><text:s/>190,193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52799.366234" calcext:value-type="float">
            <text:p><text:s/>52,79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8928.219784" calcext:value-type="float">
            <text:p><text:s/>228,92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3752.531212" calcext:value-type="float">
            <text:p><text:s/>83,753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76707.08656" calcext:value-type="float">
            <text:p><text:s/>376,70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9695.21807" calcext:value-type="float">
            <text:p><text:s/>389,69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2941.072008" calcext:value-type="float">
            <text:p><text:s/>162,94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6754.146062" calcext:value-type="float">
            <text:p><text:s/>226,75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5204.589234" calcext:value-type="float">
            <text:p>( 25,205 <text:s/>)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151736.616016" calcext:value-type="float">
            <text:p>( 151,737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83068.005204" calcext:value-type="float">
            <text:p><text:s/>1,083,06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01477.238706" calcext:value-type="float">
            <text:p><text:s/>1,001,47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1590.766498" calcext:value-type="float">
            <text:p><text:s/>81,59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2212.846816" calcext:value-type="float">
            <text:p>( 42,213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0832.517946" calcext:value-type="float">
            <text:p><text:s/>440,833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31264.18478" calcext:value-type="float">
            <text:p><text:s/>131,26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39937.113938" calcext:value-type="float">
            <text:p><text:s/>2,739,93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830492.762762" calcext:value-type="float">
            <text:p>( 1,830,493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1378.657482" calcext:value-type="float">
            <text:p><text:s/>171,37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3647.985464" calcext:value-type="float">
            <text:p><text:s/>73,64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535.852984" calcext:value-type="float">
            <text:p><text:s/>71,5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0838.947514" calcext:value-type="float">
            <text:p><text:s/>200,8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946.703562" calcext:value-type="float">
            <text:p><text:s/>41,947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8760.82921" calcext:value-type="float">
            <text:p><text:s/>98,76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5194.904398" calcext:value-type="float">
            <text:p><text:s/>95,19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65.924812" calcext:value-type="float">
            <text:p><text:s/>3,56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2051.948314" calcext:value-type="float">
            <text:p><text:s/>222,05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3496.050608" calcext:value-type="float">
            <text:p><text:s/>143,496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78555.897706" calcext:value-type="float">
            <text:p><text:s/>78,55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97123.6269868" calcext:value-type="float">
            <text:p><text:s/>3,797,1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0271.90503" calcext:value-type="float">
            <text:p><text:s/>490,27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9022.56142" calcext:value-type="float">
            <text:p><text:s/>219,02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4671.003254" calcext:value-type="float">
            <text:p><text:s/>104,67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360.161924" calcext:value-type="float">
            <text:p><text:s/>58,36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2837.419826" calcext:value-type="float">
            <text:p><text:s/>122,83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5239.125512" calcext:value-type="float">
            <text:p><text:s/>95,2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4112.316102" calcext:value-type="float">
            <text:p><text:s/>94,11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6565.963562" calcext:value-type="float">
            <text:p><text:s/>716,56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5806.1513908" calcext:value-type="float">
            <text:p><text:s/>455,806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440237.018966" calcext:value-type="float">
            <text:p><text:s/>1,440,237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703795.9947852" calcext:value-type="float">
            <text:p><text:s/>3,703,79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1571128.8" calcext:value-type="float">
            <text:p><text:s/>41,571,129 <text:s/></text:p>
          </table:table-cell>
          <table:table-cell table:style-name="ce42" office:value-type="float" office:value="7053392.573" calcext:value-type="float">
            <text:p><text:s/>7,053,3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12.535" calcext:value-type="float">
            <text:p><text:s/>9,113 <text:s/></text:p>
          </table:table-cell>
          <table:table-cell table:style-name="ce42" office:value-type="float" office:value="786635.449" calcext:value-type="float">
            <text:p><text:s/>786,63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1571128.8" calcext:value-type="float">
            <text:p><text:s/>41,571,129 <text:s/></text:p>
          </table:table-cell>
          <table:table-cell table:style-name="ce42" office:value-type="float" office:value="7053392.573" calcext:value-type="float">
            <text:p><text:s/>7,053,3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.128" calcext:value-type="float">
            <text:p><text:s/>98 <text:s/></text:p>
          </table:table-cell>
          <table:table-cell table:style-name="ce42" office:value-type="float" office:value="778358.427" calcext:value-type="float">
            <text:p><text:s/>778,35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14.407" calcext:value-type="float">
            <text:p><text:s/>9,014 <text:s/></text:p>
          </table:table-cell>
          <table:table-cell table:style-name="ce42" office:value-type="float" office:value="8277.022" calcext:value-type="float">
            <text:p><text:s/>8,2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8年(西元2009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01863.8" calcext:value-type="float">
            <text:p><text:s/>101,864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312638.96858072" calcext:value-type="float">
            <text:p><text:s/>2,312,639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459193.232925" calcext:value-type="float">
            <text:p><text:s/>120,459,193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803159.4825191" calcext:value-type="float">
            <text:p><text:s/>18,803,159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47779.88" calcext:value-type="float">
            <text:p><text:s/>1,647,780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54072" calcext:value-type="float">
            <text:p><text:s/>1,754,072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238092.87418485" calcext:value-type="float">
            <text:p><text:s/>-1,238,093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1863.8" calcext:value-type="float">
            <text:p><text:s/>101,86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1804913.713171" calcext:value-type="float">
            <text:p><text:s/>101,804,914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974244.9966063" calcext:value-type="float">
            <text:p><text:s/>16,974,245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1" calcext:value-type="float">
            <text:p><text:s/>0 <text:s/></text:p>
          </table:table-cell>
          <table:table-cell table:style-name="ce43" office:value-type="float" office:value="-455429.588133522" calcext:value-type="float">
            <text:p><text:s/>-455,430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994975.289135" calcext:value-type="float">
            <text:p><text:s/>106,994,975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08682.564" calcext:value-type="float">
            <text:p><text:s/>3,608,683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98901.044" calcext:value-type="float">
            <text:p><text:s/>2,798,901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251030.7696691" calcext:value-type="float">
            <text:p><text:s/>50,251,031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077744.5819417" calcext:value-type="float">
            <text:p><text:s/>40,077,745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7.062894" calcext:value-type="float">
            <text:p><text:s/>1,487 <text:s/></text:p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5922.9585" calcext:value-type="float">
            <text:p><text:s/>685,923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571206.30813024" calcext:value-type="float">
            <text:p><text:s/>9,571,206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95191.433" calcext:value-type="float">
            <text:p><text:s/>1,695,191 <text:s/></text:p>
          </table:table-cell>
          <table:table-cell table:style-name="ce42" office:value-type="float" office:value="93537255.132374" calcext:value-type="float">
            <text:p><text:s/>93,537,255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95191.433" calcext:value-type="float">
            <text:p><text:s/>1,695,191 <text:s/></text:p>
          </table:table-cell>
          <table:table-cell table:style-name="ce42" office:value-type="float" office:value="77734694.4869852" calcext:value-type="float">
            <text:p><text:s/>77,734,694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5802560.6453888" calcext:value-type="float">
            <text:p><text:s/>15,802,561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8725.54608" calcext:value-type="float">
            <text:p><text:s/>428,726 <text:s/></text:p>
          </table:table-cell>
          <table:table-cell table:style-name="ce42" office:value-type="float" office:value="5583841.49615799" calcext:value-type="float">
            <text:p><text:s/>5,583,841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25.305136" calcext:value-type="float">
            <text:p><text:s/>1,825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8057.0392" calcext:value-type="float">
            <text:p><text:s/>358,057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7046.4352" calcext:value-type="float">
            <text:p><text:s/>357,046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61.43937" calcext:value-type="float">
            <text:p><text:s/>1,561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8725.54608" calcext:value-type="float">
            <text:p><text:s/>428,726 <text:s/></text:p>
          </table:table-cell>
          <table:table-cell table:style-name="ce42" office:value-type="float" office:value="3507113.86929696" calcext:value-type="float">
            <text:p><text:s/>3,507,114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4281.65941" calcext:value-type="float">
            <text:p><text:s/>804,282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5558.148" calcext:value-type="float">
            <text:p><text:s/>345,558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0390.174944" calcext:value-type="float">
            <text:p><text:s/>170,390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8007.4256010247" calcext:value-type="float">
            <text:p><text:s/>38,007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23539.942648" calcext:value-type="float">
            <text:p><text:s/>823,540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01863.8" calcext:value-type="float">
            <text:p><text:s/>101,864 <text:s/></text:p>
          </table:table-cell>
          <table:table-cell table:style-name="ce44" office:value-type="float" office:value="1266465.88692" calcext:value-type="float">
            <text:p><text:s/>1,266,466 <text:s/></text:p>
          </table:table-cell>
          <table:table-cell table:style-name="ce44" office:value-type="float" office:value="65420996.7091314" calcext:value-type="float">
            <text:p><text:s/>65,420,997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01863.8" calcext:value-type="float">
            <text:p><text:s/>101,864 <text:s/></text:p>
          </table:table-cell>
          <table:table-cell table:style-name="ce44" office:value-type="float" office:value="1266465.88692" calcext:value-type="float">
            <text:p><text:s/>1,266,466 <text:s/></text:p>
          </table:table-cell>
          <table:table-cell table:style-name="ce44" office:value-type="float" office:value="44290587.2738743" calcext:value-type="float">
            <text:p><text:s/>44,290,587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6465.88692" calcext:value-type="float">
            <text:p><text:s/>1,266,466 <text:s/></text:p>
          </table:table-cell>
          <table:table-cell table:style-name="ce42" office:value-type="float" office:value="21204780.4928594" calcext:value-type="float">
            <text:p><text:s/>21,204,780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646.845858" calcext:value-type="float">
            <text:p><text:s/>80,647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181.1517333333" calcext:value-type="float">
            <text:p><text:s/>18,181 <text:s/></text:p>
          </table:table-cell>
          <table:table-cell table:style-name="ce42" office:value-type="float" office:value="647757.774989757" calcext:value-type="float">
            <text:p><text:s/>647,758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409.7150666667" calcext:value-type="float">
            <text:p><text:s/>38,410 <text:s/></text:p>
          </table:table-cell>
          <table:table-cell table:style-name="ce42" office:value-type="float" office:value="1214611.35172877" calcext:value-type="float">
            <text:p><text:s/>1,214,611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280.564567" calcext:value-type="float">
            <text:p><text:s/>58,281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558.745526" calcext:value-type="float">
            <text:p><text:s/>42,559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659.5696" calcext:value-type="float">
            <text:p><text:s/>14,660 <text:s/></text:p>
          </table:table-cell>
          <table:table-cell table:style-name="ce42" office:value-type="float" office:value="955660.762026725" calcext:value-type="float">
            <text:p><text:s/>955,661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401.294208" calcext:value-type="float">
            <text:p><text:s/>50,401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4322.74982" calcext:value-type="float">
            <text:p><text:s/>1,134,323 <text:s/></text:p>
          </table:table-cell>
          <table:table-cell table:style-name="ce42" office:value-type="float" office:value="6957164.45188765" calcext:value-type="float">
            <text:p><text:s/>6,957,164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4322.74982" calcext:value-type="float">
            <text:p><text:s/>1,134,323 <text:s/></text:p>
          </table:table-cell>
          <table:table-cell table:style-name="ce42" office:value-type="float" office:value="5210332.7094247" calcext:value-type="float">
            <text:p><text:s/>5,210,333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691.24506" calcext:value-type="float">
            <text:p>( 12,691 <text:s/>)</text:p>
          </table:table-cell>
          <table:table-cell table:style-name="ce45" office:value-type="float" office:value="957848.742387211" calcext:value-type="float">
            <text:p>( 957,849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121631.50476" calcext:value-type="float">
            <text:p>( 1,121,632 <text:s/>)</text:p>
          </table:table-cell>
          <table:table-cell table:style-name="ce45" office:value-type="float" office:value="4095847.48492149" calcext:value-type="float">
            <text:p>( 4,095,847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668.48" calcext:value-type="float">
            <text:p>( 2,668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2755.35257413" calcext:value-type="float">
            <text:p><text:s/>1,042,755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0747.340426824" calcext:value-type="float">
            <text:p><text:s/>410,747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93329.049462" calcext:value-type="float">
            <text:p><text:s/>293,329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9500.394272" calcext:value-type="float">
            <text:p><text:s/>419,500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623.945727" calcext:value-type="float">
            <text:p><text:s/>148,624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75403.496343" calcext:value-type="float">
            <text:p><text:s/>475,403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63842.607509" calcext:value-type="float">
            <text:p><text:s/>2,263,843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28729.987404" calcext:value-type="float">
            <text:p><text:s/>1,428,730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5112.620105" calcext:value-type="float">
            <text:p><text:s/>835,113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78893.562218" calcext:value-type="float">
            <text:p>( 78,894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00049.73137" calcext:value-type="float">
            <text:p>( 200,050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050.6917" calcext:value-type="float">
            <text:p><text:s/>7,051 <text:s/></text:p>
          </table:table-cell>
          <table:table-cell table:style-name="ce42" office:value-type="float" office:value="2968436.254525" calcext:value-type="float">
            <text:p><text:s/>2,968,436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30.41502" calcext:value-type="float">
            <text:p><text:s/>4,230 <text:s/></text:p>
          </table:table-cell>
          <table:table-cell table:style-name="ce42" office:value-type="float" office:value="2799283.24212" calcext:value-type="float">
            <text:p><text:s/>2,799,283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20.27668" calcext:value-type="float">
            <text:p><text:s/>2,820 <text:s/></text:p>
          </table:table-cell>
          <table:table-cell table:style-name="ce42" office:value-type="float" office:value="169153.012405" calcext:value-type="float">
            <text:p><text:s/>169,153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820.27668" calcext:value-type="float">
            <text:p>( 2,820 <text:s/>)</text:p>
          </table:table-cell>
          <table:table-cell table:style-name="ce45" office:value-type="float" office:value="66420.633951" calcext:value-type="float">
            <text:p>( 66,421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6671.062777" calcext:value-type="float">
            <text:p><text:s/>546,671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45596.538659" calcext:value-type="float">
            <text:p><text:s/>145,597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842.009" calcext:value-type="float">
            <text:p><text:s/>53,842 <text:s/></text:p>
          </table:table-cell>
          <table:table-cell table:style-name="ce42" office:value-type="float" office:value="3095962.58204536" calcext:value-type="float">
            <text:p><text:s/>3,095,963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3842.009" calcext:value-type="float">
            <text:p>( 53,842 <text:s/>)</text:p>
          </table:table-cell>
          <table:table-cell table:style-name="ce45" office:value-type="float" office:value="1890506.457362" calcext:value-type="float">
            <text:p>( 1,890,506 <text:s/>)</text:p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8050.955913" calcext:value-type="float">
            <text:p><text:s/>218,051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647.985464" calcext:value-type="float">
            <text:p><text:s/>73,648 <text:s/></text:p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5603.784134" calcext:value-type="float">
            <text:p><text:s/>235,604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7779.272734128" calcext:value-type="float">
            <text:p><text:s/>447,779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982.771921" calcext:value-type="float">
            <text:p><text:s/>115,983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2597.050044" calcext:value-type="float">
            <text:p><text:s/>42,597 <text:s/></text:p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25522.3024" calcext:value-type="float">
            <text:p><text:s/>11,425,522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289.6" calcext:value-type="float">
            <text:p><text:s/>76,290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78546.11319" calcext:value-type="float">
            <text:p><text:s/>10,978,546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265.944398" calcext:value-type="float">
            <text:p><text:s/>119,266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65.924812" calcext:value-type="float">
            <text:p><text:s/>3,566 <text:s/></text:p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7854.72" calcext:value-type="float">
            <text:p><text:s/>247,855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0367.374303" calcext:value-type="float">
            <text:p><text:s/>600,367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2699.076597" calcext:value-type="float">
            <text:p><text:s/>202,699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97668.297706" calcext:value-type="float">
            <text:p><text:s/>397,668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055.914" calcext:value-type="float">
            <text:p><text:s/>3,0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68719.41502178" calcext:value-type="float">
            <text:p><text:s/>5,268,719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0271.90503" calcext:value-type="float">
            <text:p><text:s/>490,272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0439.67945898" calcext:value-type="float">
            <text:p><text:s/>1,070,440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202.643254" calcext:value-type="float">
            <text:p><text:s/>110,203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184.461924" calcext:value-type="float">
            <text:p><text:s/>69,184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2468.259826" calcext:value-type="float">
            <text:p><text:s/>132,468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258.810312" calcext:value-type="float">
            <text:p><text:s/>102,259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112.316102" calcext:value-type="float">
            <text:p><text:s/>94,112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9755.722662" calcext:value-type="float">
            <text:p><text:s/>739,756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055.914" calcext:value-type="float">
            <text:p><text:s/>3,0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85608.8367908" calcext:value-type="float">
            <text:p><text:s/>885,609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574416.779662" calcext:value-type="float">
            <text:p><text:s/>1,574,417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98807.886" calcext:value-type="float">
            <text:p><text:s/>98,80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791197.68929008" calcext:value-type="float">
            <text:p><text:s/>5,791,198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130409.4352572" calcext:value-type="float">
            <text:p><text:s/>21,130,409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130409.4352572" calcext:value-type="float">
            <text:p><text:s/>21,130,409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7549098.503972" calcext:value-type="float">
            <text:p>( 17,549,099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0037178.054963" calcext:value-type="float">
            <text:p><text:s/>230,037,178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0302012.626" calcext:value-type="float">
            <text:p><text:s/>190,302,013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291.429" calcext:value-type="float">
            <text:p><text:s/>17,291 <text:s/></text:p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80030.999999" calcext:value-type="float">
            <text:p><text:s/>2,480,031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237842.999964" calcext:value-type="float">
            <text:p><text:s/>37,237,843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482644.999977" calcext:value-type="float">
            <text:p><text:s/>22,482,645 <text:s/></text:p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2482644.999977" calcext:value-type="float">
            <text:p><text:s/>22,482,645 <text:s/></text:p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